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124.12mm"/>
    </style:style>
    <style:style style:name="co4" style:family="table-column">
      <style:table-column-properties fo:break-before="auto" style:column-width="38.81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125.68mm"/>
    </style:style>
    <style:style style:name="co7" style:family="table-column">
      <style:table-column-properties fo:break-before="auto" style:column-width="21.29mm"/>
    </style:style>
    <style:style style:name="co8" style:family="table-column">
      <style:table-column-properties fo:break-before="auto" style:column-width="33.13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129.22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5.4mm"/>
    </style:style>
    <style:style style:name="co13" style:family="table-column">
      <style:table-column-properties fo:break-before="auto" style:column-width="124.99mm"/>
    </style:style>
    <style:style style:name="co14" style:family="table-column">
      <style:table-column-properties fo:break-before="auto" style:column-width="42.62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113.19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39.71mm"/>
    </style:style>
    <style:style style:name="co20" style:family="table-column">
      <style:table-column-properties fo:break-before="auto" style:column-width="71.31mm"/>
    </style:style>
    <style:style style:name="co21" style:family="table-column">
      <style:table-column-properties fo:break-before="auto" style:column-width="25.36mm"/>
    </style:style>
    <style:style style:name="co22" style:family="table-column">
      <style:table-column-properties fo:break-before="auto" style:column-width="30.13mm"/>
    </style:style>
    <style:style style:name="co23" style:family="table-column">
      <style:table-column-properties fo:break-before="auto" style:column-width="49.27mm"/>
    </style:style>
    <style:style style:name="co24" style:family="table-column">
      <style:table-column-properties fo:break-before="auto" style:column-width="38.52mm"/>
    </style:style>
    <style:style style:name="co25" style:family="table-column">
      <style:table-column-properties fo:break-before="auto" style:column-width="30.41mm"/>
    </style:style>
    <style:style style:name="co26" style:family="table-column">
      <style:table-column-properties fo:break-before="auto" style:column-width="30.96mm"/>
    </style:style>
    <style:style style:name="co27" style:family="table-column">
      <style:table-column-properties fo:break-before="auto" style:column-width="71.88mm"/>
    </style:style>
    <style:style style:name="co28" style:family="table-column">
      <style:table-column-properties fo:break-before="auto" style:column-width="33.81mm"/>
    </style:style>
    <style:style style:name="co29" style:family="table-column">
      <style:table-column-properties fo:break-before="auto" style:column-width="32.17mm"/>
    </style:style>
    <style:style style:name="co30" style:family="table-column">
      <style:table-column-properties fo:break-before="auto" style:column-width="31.43mm"/>
    </style:style>
    <style:style style:name="co31" style:family="table-column">
      <style:table-column-properties fo:break-before="auto" style:column-width="44.31mm"/>
    </style:style>
    <style:style style:name="co32" style:family="table-column">
      <style:table-column-properties fo:break-before="auto" style:column-width="41.84mm"/>
    </style:style>
    <style:style style:name="co33" style:family="table-column">
      <style:table-column-properties fo:break-before="auto" style:column-width="30.2mm"/>
    </style:style>
    <style:style style:name="co34" style:family="table-column">
      <style:table-column-properties fo:break-before="auto" style:column-width="29.95mm"/>
    </style:style>
    <style:style style:name="co35" style:family="table-column">
      <style:table-column-properties fo:break-before="auto" style:column-width="122.84mm"/>
    </style:style>
    <style:style style:name="co36" style:family="table-column">
      <style:table-column-properties fo:break-before="auto" style:column-width="31.45mm"/>
    </style:style>
    <style:style style:name="co37" style:family="table-column">
      <style:table-column-properties fo:break-before="auto" style:column-width="39.11mm"/>
    </style:style>
    <style:style style:name="co38" style:family="table-column">
      <style:table-column-properties fo:break-before="auto" style:column-width="34.15mm"/>
    </style:style>
    <style:style style:name="co39" style:family="table-column">
      <style:table-column-properties fo:break-before="auto" style:column-width="58.49mm"/>
    </style:style>
    <style:style style:name="co40" style:family="table-column">
      <style:table-column-properties fo:break-before="auto" style:column-width="27.46mm"/>
    </style:style>
    <style:style style:name="co41" style:family="table-column">
      <style:table-column-properties fo:break-before="auto" style:column-width="26.23mm"/>
    </style:style>
    <style:style style:name="co42" style:family="table-column">
      <style:table-column-properties fo:break-before="auto" style:column-width="59mm"/>
    </style:style>
    <style:style style:name="co43" style:family="table-column">
      <style:table-column-properties fo:break-before="auto" style:column-width="39.12mm"/>
    </style:style>
    <style:style style:name="co44" style:family="table-column">
      <style:table-column-properties fo:break-before="auto" style:column-width="26.04mm"/>
    </style:style>
    <style:style style:name="co45" style:family="table-column">
      <style:table-column-properties fo:break-before="auto" style:column-width="69.66mm"/>
    </style:style>
    <style:style style:name="co46" style:family="table-column">
      <style:table-column-properties fo:break-before="auto" style:column-width="31.93mm"/>
    </style:style>
    <style:style style:name="co47" style:family="table-column">
      <style:table-column-properties fo:break-before="auto" style:column-width="115.69mm"/>
    </style:style>
    <style:style style:name="co48" style:family="table-column">
      <style:table-column-properties fo:break-before="auto" style:column-width="30.22mm"/>
    </style:style>
    <style:style style:name="co49" style:family="table-column">
      <style:table-column-properties fo:break-before="auto" style:column-width="26.49mm"/>
    </style:style>
    <style:style style:name="co50" style:family="table-column">
      <style:table-column-properties fo:break-before="auto" style:column-width="118.64mm"/>
    </style:style>
    <style:style style:name="co51" style:family="table-column">
      <style:table-column-properties fo:break-before="auto" style:column-width="27.85mm"/>
    </style:style>
    <style:style style:name="co52" style:family="table-column">
      <style:table-column-properties fo:break-before="auto" style:column-width="43.34mm"/>
    </style:style>
    <style:style style:name="co53" style:family="table-column">
      <style:table-column-properties fo:break-before="auto" style:column-width="29.72mm"/>
    </style:style>
    <style:style style:name="co54" style:family="table-column">
      <style:table-column-properties fo:break-before="auto" style:column-width="47.15mm"/>
    </style:style>
    <style:style style:name="co55" style:family="table-column">
      <style:table-column-properties fo:break-before="auto" style:column-width="116.59mm"/>
    </style:style>
    <style:style style:name="co56" style:family="table-column">
      <style:table-column-properties fo:break-before="auto" style:column-width="47.78mm"/>
    </style:style>
    <style:style style:name="co57" style:family="table-column">
      <style:table-column-properties fo:break-before="auto" style:column-width="28.22mm"/>
    </style:style>
    <style:style style:name="co58" style:family="table-column">
      <style:table-column-properties fo:break-before="auto" style:column-width="30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8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fo:color="#ce181e"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color="#ce181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color="#000000" fo:font-style="normal" style:font-style-asian="normal" style:font-style-complex="normal"/>
    </style:style>
    <style:style style:name="ce11" style:family="table-cell" style:parent-style-name="Default">
      <style:table-cell-properties fo:border="0.74pt solid #000000"/>
      <style:text-properties fo:color="#000000"/>
    </style:style>
    <style:style style:name="ce12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color="#000000" fo:font-style="normal" style:font-style-asian="normal" style:font-style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color="#000000" fo:font-style="normal" style:font-style-asian="normal" style:font-style-complex="normal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20" style:family="table-cell" style:parent-style-name="Default">
      <style:text-properties fo:color="#ce181e" fo:font-weight="bold" style:font-weight-asian="bold" style:font-weight-complex="bold"/>
    </style:style>
    <style:style style:name="ce21" style:family="table-cell" style:parent-style-name="Default">
      <style:table-cell-properties fo:border="0.74pt solid #000000"/>
      <style:text-properties fo:color="#ce181e" fo:font-weight="bold" style:font-weight-asian="bold" style:font-weight-complex="bold"/>
    </style:style>
    <style:style style:name="ce22" style:family="table-cell" style:parent-style-name="Default">
      <style:text-properties fo:color="#ce181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vertical-align="middle"/>
    </style:style>
    <style:style style:name="ce26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ce181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ce6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ce6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4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4" table:default-cell-style-name="Default"/>
        <table:table-column table:style-name="co24" table:default-cell-style-name="Default"/>
        <table:table-column table:style-name="co35" table:default-cell-style-name="ce6"/>
        <table:table-column table:style-name="co22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4" table:default-cell-style-name="Default"/>
        <table:table-column table:style-name="co24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column table:style-name="co1" table:number-columns-repeated="4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50" table:default-cell-style-name="ce6"/>
        <table:table-column table:style-name="co51" table:default-cell-style-name="Default"/>
        <table:table-column table:style-name="co1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50" table:default-cell-style-name="ce6"/>
        <table:table-column table:style-name="co53" table:default-cell-style-name="Default"/>
        <table:table-column table:style-name="co1" table:number-columns-repeated="2" table:default-cell-style-name="Default"/>
        <table:table-column table:style-name="co54" table:default-cell-style-name="Default"/>
        <table:table-column table:style-name="co55" table:default-cell-style-name="ce6"/>
        <table:table-column table:style-name="co36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55" table:default-cell-style-name="ce6"/>
        <table:table-column table:style-name="co57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default-cell-style-name="ce6"/>
        <table:table-column table:style-name="co58" table:default-cell-style-name="Default"/>
        <table:table-column table:style-name="co1" table:number-columns-repeated="2" table:default-cell-style-name="Default"/>
        <table:table-column table:style-name="co56" table:default-cell-style-name="Default"/>
        <table:table-column table:style-name="co1" table:default-cell-style-name="Default"/>
        <table:table-row table:style-name="ro1">
          <table:table-cell table:number-columns-repeated="162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style-name="ce7"/>
          <table:covered-table-cell table:style-name="ce9"/>
          <table:table-cell table:number-columns-repeated="158"/>
        </table:table-row>
        <table:table-row table:style-name="ro2">
          <table:table-cell/>
          <table:table-cell table:style-name="ce5" office:value-type="string" calcext:value-type="string">
            <text:p>Programa</text:p>
          </table:table-cell>
          <table:table-cell table:style-name="ce8" office:value-type="string" calcext:value-type="string">
            <text:p>.Classe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lasse→2</text:p>
          </table:table-cell>
          <table:table-cell table:number-columns-repeated="2"/>
          <table:table-cell table:style-name="ce1" office:value-type="float" office:value="2" calcext:value-type="float" table:number-columns-spanned="3" table:number-rows-spanned="1">
            <text:p>2</text:p>
          </table:table-cell>
          <table:covered-table-cell table:style-name="ce7"/>
          <table:covered-table-cell table:style-name="ce9"/>
          <table:table-cell table:number-columns-repeated="3"/>
          <table:table-cell table:style-name="ce1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number-columns-repeated="2"/>
          <table:table-cell table:style-name="ce1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number-columns-repeated="3"/>
          <table:table-cell table:style-name="ce1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number-columns-repeated="2"/>
          <table:table-cell table:style-name="ce1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number-columns-repeated="130"/>
        </table:table-row>
        <table:table-row table:style-name="ro2">
          <table:table-cell/>
          <table:table-cell table:style-name="ce2" office:value-type="string" calcext:value-type="string">
            <text:p>Classe</text:p>
          </table:table-cell>
          <table:table-cell table:style-name="ce7" office:value-type="string" calcext:value-type="string">
            <text:p>."public" "class" ID "{" ListaMetodo Main "}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public→3</text:p>
          </table:table-cell>
          <table:table-cell table:number-columns-repeated="2"/>
          <table:table-cell table:style-name="ce2" office:value-type="string" calcext:value-type="string">
            <text:p>Programa</text:p>
          </table:table-cell>
          <table:table-cell table:style-name="ce7" office:value-type="string" calcext:value-type="string">
            <text:p>Classe.</text:p>
          </table:table-cell>
          <table:table-cell table:style-name="ce9" office:value-type="string" calcext:value-type="string">
            <text:p><text:s/>$ </text:p>
          </table:table-cell>
          <table:table-cell table:number-columns-repeated="3"/>
          <table:table-cell table:style-name="ce5" office:value-type="string" calcext:value-type="string">
            <text:p>Classe</text:p>
          </table:table-cell>
          <table:table-cell table:style-name="ce8" office:value-type="string" calcext:value-type="string">
            <text:p>"public" "class" ID "{". ListaMetodo Main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ListaMetodo→7</text:p>
          </table:table-cell>
          <table:table-cell/>
          <table:table-cell table:style-name="ce5" office:value-type="string" calcext:value-type="string">
            <text:p>ListaCmd</text:p>
          </table:table-cell>
          <table:table-cell table:style-name="ce8" office:value-type="string" calcext:value-type="string">
            <text:p>.ListaCmd’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ListaCmd’→99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CmdIF .</text:p>
          </table:table-cell>
          <table:table-cell table:style-name="ce9" office:value-type="string" calcext:value-type="string">
            <text:p>,$, }</text:p>
          </table:table-cell>
          <table:table-cell table:number-columns-repeated="2"/>
          <table:table-cell table:style-name="ce2" office:value-type="string" calcext:value-type="string">
            <text:p>CmdAtrib</text:p>
          </table:table-cell>
          <table:table-cell table:style-name="ce11" office:value-type="string" calcext:value-type="string">
            <text:p>"=" Expressao. ";" </text:p>
          </table:table-cell>
          <table:table-cell table:style-name="ce32" office:value-type="string" calcext:value-type="string">
            <text:p>$</text:p>
          </table:table-cell>
          <table:table-cell office:value-type="string" calcext:value-type="string">
            <text:p>“;”→30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.Tipo ID ";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Tipo→130</text:p>
          </table:table-cell>
          <table:table-cell table:number-columns-repeated="8"/>
          <table:table-cell table:style-name="ce2" office:value-type="string" calcext:value-type="string">
            <text:p>ListaMetodo</text:p>
          </table:table-cell>
          <table:table-cell table:style-name="ce7" office:value-type="string" calcext:value-type="string">
            <text:p>.ListaMetodo’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LsitaMetodo’→103</text:p>
          </table:table-cell>
          <table:table-cell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.Cmd Lista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→20</text:p>
          </table:table-cell>
          <table:table-cell table:number-columns-repeated="140"/>
        </table:table-row>
        <table:table-row table:style-name="ro2">
          <table:table-cell/>
          <table:table-cell table:style-name="ce2" office:value-type="string" calcext:value-type="string">
            <text:p>ListaMetodo</text:p>
          </table:table-cell>
          <table:table-cell table:style-name="ce7" office:value-type="string" calcext:value-type="string">
            <text:p>.ListaMetodo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ListaMetodo’→133</text:p>
          </table:table-cell>
          <table:table-cell table:number-columns-repeated="8"/>
          <table:table-cell table:style-name="ce2" office:value-type="string" calcext:value-type="string">
            <text:p>ListaMetodo’</text:p>
          </table:table-cell>
          <table:table-cell table:style-name="ce7" office:value-type="string" calcext:value-type="string">
            <text:p>.Metodo ListaMetodo’ <text:s/>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Metodo→104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IF→21</text:p>
          </table:table-cell>
          <table:table-cell table:number-columns-repeated="2"/>
          <table:table-cell table:style-name="ce1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number-columns-repeated="2"/>
          <table:table-cell table:style-name="ce1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130"/>
        </table:table-row>
        <table:table-row table:style-name="ro2">
          <table:table-cell/>
          <table:table-cell table:style-name="ce2" office:value-type="string" calcext:value-type="string">
            <text:p>ListaMetodo’</text:p>
          </table:table-cell>
          <table:table-cell table:style-name="ce7" office:value-type="string" calcext:value-type="string">
            <text:p>.Metodo ListaMetodo’ <text:s/>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Metodo→134</text:p>
          </table:table-cell>
          <table:table-cell table:number-columns-repeated="2"/>
          <table:table-cell table:style-name="ce1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<text:span text:style-name="T1">.</text:span>Tipo ID "(" RegexListaParam ")" "{" RegexDeclaraVar ListaCmd Retorno "}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Tipo→106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While→22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CmdWhile.</text:p>
          </table:table-cell>
          <table:table-cell table:style-name="ce9" office:value-type="string" calcext:value-type="string">
            <text:p>$, }</text:p>
          </table:table-cell>
          <table:table-cell table:number-columns-repeated="2"/>
          <table:table-cell table:style-name="ce2" office:value-type="string" calcext:value-type="string">
            <text:p>CmdAtrib</text:p>
          </table:table-cell>
          <table:table-cell table:style-name="ce11" office:value-type="string" calcext:value-type="string">
            <text:p>"=" Expressao ";" .</text:p>
          </table:table-cell>
          <table:table-cell table:style-name="ce32" office:value-type="string" calcext:value-type="string">
            <text:p>$</text:p>
          </table:table-cell>
          <table:table-cell table:number-columns-repeated="130"/>
        </table:table-row>
        <table:table-row table:style-name="ro2">
          <table:table-cell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<text:span text:style-name="T1">.</text:span>Tipo ID "(" RegexListaParam ")" "{" RegexDeclaraVar ListaCmd Retorno "}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Tipo→130</text:p>
          </table:table-cell>
          <table:table-cell table:number-columns-repeated="2"/>
          <table:table-cell table:style-name="ce5" office:value-type="string" calcext:value-type="string">
            <text:p>Classe</text:p>
          </table:table-cell>
          <table:table-cell table:style-name="ce8" office:value-type="string" calcext:value-type="string">
            <text:p>"public". "class" ID "{" ListaMetodo Main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Class→4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boolean" →47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Print→23</text:p>
          </table:table-cell>
          <table:table-cell table:number-columns-repeated="140"/>
        </table:table-row>
        <table:table-row table:style-name="ro2">
          <table:table-cell/>
          <table:table-cell table:style-name="ce2" office:value-type="string" calcext:value-type="string">
            <text:p>RegexListaParam</text:p>
          </table:table-cell>
          <table:table-cell table:style-name="ce7" office:value-type="string" calcext:value-type="string">
            <text:p>.ListaParam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ListaParam→125</text:p>
          </table:table-cell>
          <table:table-cell table:number-columns-repeated="2"/>
          <table:table-cell table:style-name="ce5" office:value-type="string" calcext:value-type="string">
            <text:p>Main</text:p>
          </table:table-cell>
          <table:table-cell table:style-name="ce8" office:value-type="string" calcext:value-type="string">
            <text:p>"public". "static" "void" "main" "(" ")" "{" RegexDeclaraVar ListaCmd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“static”→11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int" →134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Println→24</text:p>
          </table:table-cell>
          <table:table-cell table:number-columns-repeated="2"/>
          <table:table-cell table:style-name="ce1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number-columns-repeated="2"/>
          <table:table-cell table:style-name="ce1"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table:number-columns-repeated="130"/>
        </table:table-row>
        <table:table-row table:style-name="ro3">
          <table:table-cell/>
          <table:table-cell table:style-name="ce2" office:value-type="string" calcext:value-type="string">
            <text:p>RegexDeclaraVar</text:p>
          </table:table-cell>
          <table:table-cell table:style-name="ce7" office:value-type="string" calcext:value-type="string">
            <text:p>.DeclaracaoVar RegexDeclaraVar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DeclaracaoVar→119</text:p>
          </table:table-cell>
          <table:table-cell table:number-columns-repeated="8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string" →135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ID→25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CmdPrint .</text:p>
          </table:table-cell>
          <table:table-cell table:style-name="ce9" office:value-type="string" calcext:value-type="string">
            <text:p>$, }</text:p>
          </table:table-cell>
          <table:table-cell table:number-columns-repeated="2"/>
          <table:table-cell table:style-name="ce5" office:value-type="string" calcext:value-type="string">
            <text:p>Expressao</text:p>
          </table:table-cell>
          <table:table-cell table:style-name="ce8" office:value-type="string" calcext:value-type="string">
            <text:p>Exp1. Exp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’→32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ListaParam</text:p>
          </table:table-cell>
          <table:table-cell table:style-name="ce7" office:value-type="string" calcext:value-type="string">
            <text:p>.Param ListaParam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Param→126</text:p>
          </table:table-cell>
          <table:table-cell table:number-columns-repeated="8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float" →136</text:p>
          </table:table-cell>
          <table:table-cell/>
          <table:table-cell table:style-name="ce2" office:value-type="string" calcext:value-type="string">
            <text:p>CmdIF</text:p>
          </table:table-cell>
          <table:table-cell office:value-type="string" calcext:value-type="string">
            <text:p>."if" "(" Expressao ")" "{" Cmd "}" CmdIF’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if”→138</text:p>
          </table:table-cell>
          <table:table-cell table:number-columns-repeated="7"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&amp;&amp;" Exp1 Exp’ <text:s/></text:p>
          </table:table-cell>
          <table:table-cell office:value-type="string" calcext:value-type="string">
            <text:p>“;”,),”,”</text:p>
          </table:table-cell>
          <table:table-cell office:value-type="string" calcext:value-type="string">
            <text:p>“&amp;&amp;”→33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ListaParam’</text:p>
          </table:table-cell>
          <table:table-cell table:style-name="ce7" office:value-type="string" calcext:value-type="string">
            <text:p>.”, ” ListaParam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,”→80</text:p>
          </table:table-cell>
          <table:table-cell table:number-columns-repeated="2"/>
          <table:table-cell table:style-name="ce1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void" →137</text:p>
          </table:table-cell>
          <table:table-cell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while”→150</text:p>
          </table:table-cell>
          <table:table-cell table:number-columns-repeated="2"/>
          <table:table-cell table:style-name="ce1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||" Exp1 Exp’ </text:p>
          </table:table-cell>
          <table:table-cell office:value-type="string" calcext:value-type="string">
            <text:p>“;”,),”,”</text:p>
          </table:table-cell>
          <table:table-cell office:value-type="string" calcext:value-type="string">
            <text:p>“||”→96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Param</text:p>
          </table:table-cell>
          <table:table-cell table:style-name="ce7" office:value-type="string" calcext:value-type="string">
            <text:p>.Tipo ID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Tipo→130</text:p>
          </table:table-cell>
          <table:table-cell table:number-columns-repeated="2"/>
          <table:table-cell table:style-name="ce2" office:value-type="string" calcext:value-type="string">
            <text:p>Classe</text:p>
          </table:table-cell>
          <table:table-cell table:style-name="ce7" office:value-type="string" calcext:value-type="string">
            <text:p>"public" "class". ID "{" ListaMetodo Main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Id→5</text:p>
          </table:table-cell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print”→157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CmdPrintln.</text:p>
          </table:table-cell>
          <table:table-cell table:style-name="ce9" office:value-type="string" calcext:value-type="string">
            <text:p>$, }</text:p>
          </table:table-cell>
          <table:table-cell table:number-columns-repeated="135"/>
        </table:table-row>
        <table:table-row table:style-name="ro2">
          <table:table-cell/>
          <table:table-cell table:style-name="ce2" office:value-type="string" calcext:value-type="string">
            <text:p>Retorno</text:p>
          </table:table-cell>
          <table:table-cell table:style-name="ce7" office:value-type="string" calcext:value-type="string">
            <text:p>."return" Expressao";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return”→</text:p>
          </table:table-cell>
          <table:table-cell table:number-columns-repeated="8"/>
          <table:table-cell table:style-name="ce1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println”→163</text:p>
          </table:table-cell>
          <table:table-cell table:number-columns-repeated="140"/>
        </table:table-row>
        <table:table-row table:style-name="ro2">
          <table:table-cell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."public" "static" "void" "main" "(" ")" "{" RegexDeclaraVar ListaCmd "}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public→3</text:p>
          </table:table-cell>
          <table:table-cell table:number-columns-repeated="8"/>
          <table:table-cell table:style-name="ce5" office:value-type="string" calcext:value-type="string">
            <text:p>Classe</text:p>
          </table:table-cell>
          <table:table-cell table:style-name="ce8" office:value-type="string" calcext:value-type="string">
            <text:p>"public" "class" ID "{" ListaMetodo. Main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Main→8</text:p>
          </table:table-cell>
          <table:table-cell table:number-columns-repeated="3"/>
          <table:table-cell table:style-name="Default"/>
          <table:table-cell table:number-columns-repeated="3"/>
          <table:table-cell table:style-name="ce1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number-columns-repeated="135"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boolean" →47</text:p>
          </table:table-cell>
          <table:table-cell table:number-columns-repeated="2"/>
          <table:table-cell table:style-name="ce1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."public" "static" "void" "main" "(" ")" "{" RegexDeclaraVar ListaCmd "}"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“public”→10</text:p>
          </table:table-cell>
          <table:table-cell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3"/>
          <table:table-cell table:style-name="ce5" office:value-type="string" calcext:value-type="string">
            <text:p>Cmd</text:p>
          </table:table-cell>
          <table:table-cell table:style-name="ce8" office:value-type="string" calcext:value-type="string">
            <text:p>ID. Cmd’ </text:p>
          </table:table-cell>
          <table:table-cell table:style-name="ce9" office:value-type="string" calcext:value-type="string">
            <text:p><text:s/>$,}</text:p>
          </table:table-cell>
          <table:table-cell table:number-columns-repeated="2"/>
          <table:table-cell table:style-name="ce1"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table:number-columns-repeated="2"/>
          <table:table-cell table:style-name="ce1" office:value-type="float" office:value="96" calcext:value-type="float" table:number-columns-spanned="3" table:number-rows-spanned="1">
            <text:p>96</text:p>
          </table:table-cell>
          <table:covered-table-cell table:number-columns-repeated="2"/>
          <table:table-cell table:number-columns-repeated="2"/>
          <table:table-cell table:style-name="ce1" office:value-type="float" office:value="97" calcext:value-type="float" table:number-columns-spanned="3" table:number-rows-spanned="1">
            <text:p>97</text:p>
          </table:table-cell>
          <table:covered-table-cell table:number-columns-repeated="2"/>
          <table:table-cell table:number-columns-repeated="2"/>
          <table:table-cell table:style-name="ce1" office:value-type="float" office:value="97" calcext:value-type="float" table:number-columns-spanned="3" table:number-rows-spanned="1">
            <text:p>97</text:p>
          </table:table-cell>
          <table:covered-table-cell table:number-columns-repeated="2"/>
          <table:table-cell table:number-columns-repeated="115"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int" →134</text:p>
          </table:table-cell>
          <table:table-cell table:number-columns-repeated="2"/>
          <table:table-cell table:style-name="ce2" office:value-type="string" calcext:value-type="string">
            <text:p>Classe</text:p>
          </table:table-cell>
          <table:table-cell table:style-name="ce7" office:value-type="string" calcext:value-type="string">
            <text:p>"public" "class" ID ."{" ListaMetodo Main "}"</text:p>
          </table:table-cell>
          <table:table-cell table:style-name="ce9" office:value-type="string" calcext:value-type="string">
            <text:p><text:s/>$ </text:p>
          </table:table-cell>
          <table:table-cell office:value-type="string" calcext:value-type="string">
            <text:p>{→6</text:p>
          </table:table-cell>
          <table:table-cell table:number-columns-repeated="7"/>
          <table:table-cell table:style-name="ce5" office:value-type="string" calcext:value-type="string">
            <text:p>ListaCmd’</text:p>
          </table:table-cell>
          <table:table-cell table:style-name="ce8" office:value-type="string" calcext:value-type="string">
            <text:p>Cmd. Lista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ListaCmd’→100</text:p>
          </table:table-cell>
          <table:table-cell table:number-columns-repeated="2"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.CmdAtrib 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CmdAtrib →26</text:p>
          </table:table-cell>
          <table:table-cell/>
          <table:table-cell table:style-name="ce2" office:value-type="string" calcext:value-type="string">
            <text:p>Expressao</text:p>
          </table:table-cell>
          <table:table-cell table:style-name="ce11" office:value-type="string" calcext:value-type="string">
            <text:p>Exp1 Exp’ 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5" office:value-type="string" calcext:value-type="string">
            <text:p>Exp’</text:p>
          </table:table-cell>
          <table:table-cell table:style-name="ce8" office:value-type="string" calcext:value-type="string">
            <text:p>"||". Exp1 Exp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→97</text:p>
          </table:table-cell>
          <table:table-cell/>
          <table:table-cell table:style-name="ce5" office:value-type="string" calcext:value-type="string">
            <text:p>Exp’</text:p>
          </table:table-cell>
          <table:table-cell table:style-name="ce7" office:value-type="string" calcext:value-type="string">
            <text:p>"||"Exp1. Exp’ </text:p>
          </table:table-cell>
          <table:table-cell table:style-name="ce6"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"||"Exp1 Exp’ .</text:p>
          </table:table-cell>
          <table:table-cell table:style-name="ce6" office:value-type="string" calcext:value-type="string">
            <text:p>$</text:p>
          </table:table-cell>
          <table:table-cell table:number-columns-repeated="115"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string" →135</text:p>
          </table:table-cell>
          <table:table-cell table:number-columns-repeated="8"/>
          <table:table-cell table:style-name="ce1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.Cmd Lista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→20</text:p>
          </table:table-cell>
          <table:table-cell table:number-columns-repeated="2"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.CmdMetodo 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CmdMetodo→27</text:p>
          </table:table-cell>
          <table:table-cell table:number-columns-repeated="6"/>
          <table:table-cell table:style-name="ce2" office:value-type="string" calcext:value-type="string">
            <text:p>Exp1</text:p>
          </table:table-cell>
          <table:table-cell table:style-name="ce7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&amp;&amp;" Exp1 Exp’ <text:s/></text:p>
          </table:table-cell>
          <table:table-cell table:style-name="ce6" office:value-type="string" calcext:value-type="string">
            <text:p>“;”, ), “,” </text:p>
          </table:table-cell>
          <table:table-cell office:value-type="string" calcext:value-type="string">
            <text:p>“&amp;&amp;”→33</text:p>
          </table:table-cell>
          <table:table-cell table:number-columns-repeated="119"/>
        </table:table-row>
        <table:table-row table:style-name="ro2"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float" →136</text:p>
          </table:table-cell>
          <table:table-cell table:number-columns-repeated="8"/>
          <table:table-cell table:style-name="ce2" office:value-type="string" calcext:value-type="string">
            <text:p>Classe</text:p>
          </table:table-cell>
          <table:table-cell table:style-name="ce11" office:value-type="string" calcext:value-type="string">
            <text:p>"public" "class" ID "{" ListaMetodo Main. "}"</text:p>
          </table:table-cell>
          <table:table-cell table:style-name="ce9" office:value-type="string" calcext:value-type="string">
            <text:p><text:s/>$ ,}</text:p>
          </table:table-cell>
          <table:table-cell office:value-type="string" calcext:value-type="string">
            <text:p>}→9</text:p>
          </table:table-cell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IF→21</text:p>
          </table:table-cell>
          <table:table-cell table:number-columns-repeated="2"/>
          <table:table-cell table:style-name="ce2" office:value-type="string" calcext:value-type="string">
            <text:p>CmdAtrib</text:p>
          </table:table-cell>
          <table:table-cell table:style-name="ce7" office:value-type="string" calcext:value-type="string">
            <text:p>."=" Expressao ";" 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“=”→28</text:p>
          </table:table-cell>
          <table:table-cell/>
          <table:table-cell table:style-name="ce1" office:value-type="float" office:value="33" calcext:value-type="float" table:number-columns-spanned="3" table:number-rows-spanned="1">
            <text:p>33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||" Exp1 Exp’ </text:p>
          </table:table-cell>
          <table:table-cell table:style-name="ce6" office:value-type="string" calcext:value-type="string">
            <text:p>“;”, ), “,” </text:p>
          </table:table-cell>
          <table:table-cell office:value-type="string" calcext:value-type="string">
            <text:p>“||”→96</text:p>
          </table:table-cell>
          <table:table-cell table:number-columns-repeated="119"/>
        </table:table-row>
        <table:table-row table:style-name="ro4"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void" →137</text:p>
          </table:table-cell>
          <table:table-cell table:number-columns-repeated="2"/>
          <table:table-cell table:style-name="ce1" office:value-type="float" office:value="47" calcext:value-type="float" table:number-columns-spanned="3" table:number-rows-spanned="1">
            <text:p>47</text:p>
          </table:table-cell>
          <table:covered-table-cell table:style-name="ce7"/>
          <table:covered-table-cell table:style-name="ce9"/>
          <table:table-cell table:number-columns-repeated="8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While→22</text:p>
          </table:table-cell>
          <table:table-cell table:number-columns-repeated="2"/>
          <table:table-cell table:style-name="ce2" office:value-type="string" calcext:value-type="string">
            <text:p>CmdMetodo</text:p>
          </table:table-cell>
          <table:table-cell table:style-name="ce7" office:value-type="string" calcext:value-type="string">
            <text:p>."(" RegexExp4 ")" ";" 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“(“→75</text:p>
          </table:table-cell>
          <table:table-cell/>
          <table:table-cell table:style-name="ce5" office:value-type="string" calcext:value-type="string">
            <text:p>Exp’</text:p>
          </table:table-cell>
          <table:table-cell table:style-name="ce8" office:value-type="string" calcext:value-type="string">
            <text:p>"&amp;&amp;". Exp1 Exp’ <text:s/>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→34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ListaCmd</text:p>
          </table:table-cell>
          <table:table-cell table:style-name="ce7" office:value-type="string" calcext:value-type="string">
            <text:p>.ListaCmd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ListaCmd’→99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"boolean" .</text:p>
          </table:table-cell>
          <table:table-cell table:style-name="ce9" office:value-type="string" calcext:value-type="string">
            <text:p>public, $ </text:p>
          </table:table-cell>
          <table:table-cell table:number-columns-repeated="3"/>
          <table:table-cell table:style-name="ce1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Print→23</text:p>
          </table:table-cell>
          <table:table-cell table:number-columns-repeated="7"/>
          <table:table-cell table:style-name="ce19" office:value-type="string" calcext:value-type="string">
            <text:p>Exp1</text:p>
          </table:table-cell>
          <table:table-cell table:style-name="ce7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.Cmd ListaCmd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→20</text:p>
          </table:table-cell>
          <table:table-cell table:number-columns-repeated="8"/>
          <table:table-cell table:style-name="ce2" office:value-type="string" calcext:value-type="string">
            <text:p>Classe</text:p>
          </table:table-cell>
          <table:table-cell table:style-name="ce7" office:value-type="string" calcext:value-type="string">
            <text:p>"public" "class" ID "{" ListaMetodo Main "}".</text:p>
          </table:table-cell>
          <table:table-cell table:style-name="ce9" office:value-type="string" calcext:value-type="string">
            <text:p><text:s/>$ ,}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CmdPrintln→24</text:p>
          </table:table-cell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IF→21</text:p>
          </table:table-cell>
          <table:table-cell table:number-columns-repeated="2"/>
          <table:table-cell table:style-name="ce1" office:value-type="float" office:value="134" calcext:value-type="float" table:number-columns-spanned="3" table:number-rows-spanned="1">
            <text:p>134</text:p>
          </table:table-cell>
          <table:covered-table-cell table:style-name="ce7"/>
          <table:covered-table-cell table:style-name="ce9"/>
          <table:table-cell table:number-columns-repeated="8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ID→25</text:p>
          </table:table-cell>
          <table:table-cell table:number-columns-repeated="2"/>
          <table:table-cell table:style-name="ce1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While→22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"int" .</text:p>
          </table:table-cell>
          <table:table-cell table:style-name="ce9" office:value-type="string" calcext:value-type="string">
            <text:p>public, $ </text:p>
          </table:table-cell>
          <table:table-cell table:number-columns-repeated="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CmdIF</text:p>
          </table:table-cell>
          <table:table-cell office:value-type="string" calcext:value-type="string">
            <text:p>."if" "(" Expressao ")" "{" Cmd "}" CmdIF’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if”→138</text:p>
          </table:table-cell>
          <table:table-cell table:number-columns-repeated="2"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CmdAtrib 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Print→23</text:p>
          </table:table-cell>
          <table:table-cell table:number-columns-repeated="8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. "static" "void" "main" "(" ")" "{" RegexDeclaraVar ListaCmd "}"</text:p>
          </table:table-cell>
          <table:table-cell table:style-name="ce9" office:value-type="string" calcext:value-type="string">
            <text:p><text:s/>}</text:p>
          </table:table-cell>
          <table:table-cell office:value-type="string" calcext:value-type="string">
            <text:p>“static”→11</text:p>
          </table:table-cell>
          <table:table-cell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while”→150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Println→24</text:p>
          </table:table-cell>
          <table:table-cell table:number-columns-repeated="2"/>
          <table:table-cell table:style-name="ce1" office:value-type="float" office:value="135" calcext:value-type="float" table:number-columns-spanned="3" table:number-rows-spanned="1">
            <text:p>135</text:p>
          </table:table-cell>
          <table:covered-table-cell table:style-name="ce7"/>
          <table:covered-table-cell table:style-name="ce9"/>
          <table:table-cell table:number-columns-repeated="8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print”→157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ID→25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"string" .</text:p>
          </table:table-cell>
          <table:table-cell table:style-name="ce9" office:value-type="string" calcext:value-type="string">
            <text:p>public, $ </text:p>
          </table:table-cell>
          <table:table-cell table:number-columns-repeated="8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“println”→163</text:p>
          </table:table-cell>
          <table:table-cell table:number-columns-repeated="2"/>
          <table:table-cell table:style-name="ce1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.CmdAtrib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Atrib→26</text:p>
          </table:table-cell>
          <table:table-cell table:number-columns-repeated="8"/>
          <table:table-cell table:style-name="ce1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CmdMetodo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’</text:p>
          </table:table-cell>
          <table:table-cell table:style-name="ce7" office:value-type="string" calcext:value-type="string">
            <text:p>.CmdMetodo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mdMetodo→27</text:p>
          </table:table-cell>
          <table:table-cell table:number-columns-repeated="2"/>
          <table:table-cell table:style-name="ce1" office:value-type="float" office:value="136" calcext:value-type="float" table:number-columns-spanned="3" table:number-rows-spanned="1">
            <text:p>136</text:p>
          </table:table-cell>
          <table:covered-table-cell table:style-name="ce7"/>
          <table:covered-table-cell table:style-name="ce9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. "void" "main" "(" ")" "{"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“void”→12</text:p>
          </table:table-cell>
          <table:table-cell table:number-columns-repeated="1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."if" "(" Expressao ")" "{" Cmd "}" CmdIF’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if”→138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"float" .</text:p>
          </table:table-cell>
          <table:table-cell table:style-name="ce9" office:value-type="string" calcext:value-type="string">
            <text:p>public, $ </text:p>
          </table:table-cell>
          <table:table-cell table:number-columns-repeated="8"/>
          <table:table-cell table:style-name="ce1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IF’</text:p>
          </table:table-cell>
          <table:table-cell table:style-name="ce7" office:value-type="string" calcext:value-type="string">
            <text:p>."else" "{" Cmd "}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lse→146</text:p>
          </table:table-cell>
          <table:table-cell table:number-columns-repeated="8"/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 "(" ")" "{" RegexDeclaraVar ListaCmd.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“}”→102</text:p>
          </table:table-cell>
          <table:table-cell table:number-columns-repeated="2"/>
          <table:table-cell table:style-name="ce1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while”→150</text:p>
          </table:table-cell>
          <table:table-cell table:number-columns-repeated="2"/>
          <table:table-cell table:style-name="ce1" office:value-type="float" office:value="137" calcext:value-type="float" table:number-columns-spanned="3" table:number-rows-spanned="1">
            <text:p>137</text:p>
          </table:table-cell>
          <table:covered-table-cell table:style-name="ce7"/>
          <table:covered-table-cell table:style-name="ce9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. "main" "(" ")" "{"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“main”→13</text:p>
          </table:table-cell>
          <table:table-cell table:number-columns-repeated="7"/>
          <table:table-cell table:style-name="ce5" office:value-type="string" calcext:value-type="string">
            <text:p>CmdAtrib</text:p>
          </table:table-cell>
          <table:table-cell table:style-name="ce8" office:value-type="string" calcext:value-type="string">
            <text:p>"=". Expressao 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ressao→29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/>
          <table:table-cell table:style-name="ce1"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table:number-columns-repeated="2"/>
          <table:table-cell table:style-name="ce1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120"/>
        </table:table-row>
        <table:table-row table:style-name="ro2">
          <table:table-cell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print”→157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"void" .</text:p>
          </table:table-cell>
          <table:table-cell table:style-name="ce9" office:value-type="string" calcext:value-type="string">
            <text:p>public, $ </text:p>
          </table:table-cell>
          <table:table-cell table:number-columns-repeated="8"/>
          <table:table-cell table:style-name="ce1" office:value-type="float" office:value="102" calcext:value-type="float" table:number-columns-spanned="3" table:number-rows-spanned="1">
            <text:p>102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xp1→31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/>
          <table:table-cell table:style-name="ce5" office:value-type="string" calcext:value-type="string">
            <text:p>Exp’</text:p>
          </table:table-cell>
          <table:table-cell table:style-name="ce8" office:value-type="string" calcext:value-type="string">
            <text:p>"&amp;&amp;"Exp1. Exp’ <text:s/>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’→35</text:p>
          </table:table-cell>
          <table:table-cell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"&amp;&amp;".Exp1 Exp’ . </text:p>
          </table:table-cell>
          <table:table-cell table:style-name="ce6" office:value-type="string" calcext:value-type="string">
            <text:p>$“;”, ), “,” </text:p>
          </table:table-cell>
          <table:table-cell table:number-columns-repeated="120"/>
        </table:table-row>
        <table:table-row table:style-name="ro2">
          <table:table-cell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println”→163</text:p>
          </table:table-cell>
          <table:table-cell table:number-columns-repeated="8"/>
          <table:table-cell table:style-name="ce1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 "(" ")" "{" RegexDeclaraVar ListaCmd "}".</text:p>
          </table:table-cell>
          <table:table-cell table:style-name="ce9" office:value-type="string" calcext:value-type="string">
            <text:p>$, }</text:p>
          </table:table-cell>
          <table:table-cell table:number-columns-repeated="3"/>
          <table:table-cell table:style-name="ce2" office:value-type="string" calcext:value-type="string">
            <text:p>Exp1</text:p>
          </table:table-cell>
          <table:table-cell table:style-name="ce7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&amp;&amp;" Exp1 Exp’ <text:s/>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amp;&amp;”→33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Atrib</text:p>
          </table:table-cell>
          <table:table-cell table:style-name="ce7" office:value-type="string" calcext:value-type="string">
            <text:p>."=" Expressao ";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=”→28</text:p>
          </table:table-cell>
          <table:table-cell table:number-columns-repeated="2"/>
          <table:table-cell table:style-name="ce1" office:value-type="float" office:value="133" calcext:value-type="float" table:number-columns-spanned="3" table:number-rows-spanned="1">
            <text:p>133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. "(" ")" "{"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(→14</text:p>
          </table:table-cell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||" Exp1 Exp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||”→96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CmdMetodo</text:p>
          </table:table-cell>
          <table:table-cell table:style-name="ce7" office:value-type="string" calcext:value-type="string">
            <text:p>."(" RegexExp4 ")" ";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(“→75</text:p>
          </table:table-cell>
          <table:table-cell table:number-columns-repeated="2"/>
          <table:table-cell table:style-name="ce2" office:value-type="string" calcext:value-type="string">
            <text:p>ListaMetodo</text:p>
          </table:table-cell>
          <table:table-cell table:style-name="ce7" office:value-type="string" calcext:value-type="string">
            <text:p>ListaMetodo’ .</text:p>
          </table:table-cell>
          <table:table-cell table:style-name="ce9" office:value-type="string" calcext:value-type="string">
            <text:p>public, $ </text:p>
          </table:table-cell>
          <table:table-cell table:number-columns-repeated="8"/>
          <table:table-cell table:style-name="ce1" office:value-type="float" office:value="99" calcext:value-type="float" table:number-columns-spanned="3" table:number-rows-spanned="1">
            <text:p>99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134"/>
        </table:table-row>
        <table:table-row table:style-name="ro2">
          <table:table-cell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xp1→31</text:p>
          </table:table-cell>
          <table:table-cell table:number-columns-repeated="4"/>
          <table:table-cell table:style-name="ce9"/>
          <table:table-cell table:number-columns-repeated="3"/>
          <table:table-cell table:style-name="ce1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ListaCmd</text:p>
          </table:table-cell>
          <table:table-cell table:style-name="ce7" office:value-type="string" calcext:value-type="string">
            <text:p>ListaCmd’.</text:p>
          </table:table-cell>
          <table:table-cell table:style-name="ce9" office:value-type="string" calcext:value-type="string">
            <text:p>$,}</text:p>
          </table:table-cell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134"/>
        </table:table-row>
        <table:table-row table:style-name="ro2">
          <table:table-cell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&amp;&amp;" Exp1 Exp’ <text:s/>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&amp;&amp;”→33</text:p>
          </table:table-cell>
          <table:table-cell table:number-columns-repeated="2"/>
          <table:table-cell table:style-name="ce1" office:value-type="float" office:value="133" calcext:value-type="float" table:number-columns-spanned="3" table:number-rows-spanned="1">
            <text:p>133</text:p>
          </table:table-cell>
          <table:covered-table-cell/>
          <table:covered-table-cell table:style-name="ce9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 "(". ")" "{"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)→15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1" office:value-type="float" office:value="36" calcext:value-type="float" table:number-columns-spanned="3" table:number-rows-spanned="1">
            <text:p>36</text:p>
          </table:table-cell>
          <table:covered-table-cell table:number-columns-repeated="2"/>
          <table:table-cell table:number-columns-repeated="130"/>
        </table:table-row>
        <table:table-row table:style-name="ro2">
          <table:table-cell/>
          <table:table-cell table:style-name="ce2" office:value-type="string" calcext:value-type="string">
            <text:p>Exp’</text:p>
          </table:table-cell>
          <table:table-cell table:style-name="ce7" office:value-type="string" calcext:value-type="string">
            <text:p>."||" Exp1 Exp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||”→96</text:p>
          </table:table-cell>
          <table:table-cell table:number-columns-repeated="2"/>
          <table:table-cell table:style-name="ce5" office:value-type="string" calcext:value-type="string">
            <text:p>ListaMetodo’</text:p>
          </table:table-cell>
          <table:table-cell table:style-name="ce8" office:value-type="string" calcext:value-type="string">
            <text:p>Metodo. ListaMetodo’ <text:s/></text:p>
          </table:table-cell>
          <table:table-cell table:style-name="ce9" office:value-type="string" calcext:value-type="string">
            <text:p>$</text:p>
          </table:table-cell>
          <table:table-cell office:value-type="string" calcext:value-type="string">
            <text:p>ListaMetodo’→104</text:p>
          </table:table-cell>
          <table:table-cell table:number-columns-repeated="7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5" office:value-type="string" calcext:value-type="string">
            <text:p>Exp1</text:p>
          </table:table-cell>
          <table:table-cell table:style-name="ce8" office:value-type="string" calcext:value-type="string">
            <text:p>Exp2. Exp1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’→37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Exp1</text:p>
          </table:table-cell>
          <table:table-cell table:style-name="ce7" office:value-type="string" calcext:value-type="string">
            <text:p>.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xp2→36</text:p>
          </table:table-cell>
          <table:table-cell table:number-columns-repeated="2"/>
          <table:table-cell table:style-name="ce2" office:value-type="string" calcext:value-type="string">
            <text:p>ListaMetodo’</text:p>
          </table:table-cell>
          <table:table-cell table:style-name="ce7" office:value-type="string" calcext:value-type="string">
            <text:p>.Metodo ListaMetodo’ <text:s/></text:p>
          </table:table-cell>
          <table:table-cell table:style-name="ce9" office:value-type="string" calcext:value-type="string">
            <text:p>$</text:p>
          </table:table-cell>
          <table:table-cell office:value-type="string" calcext:value-type="string">
            <text:p>Metodo→133</text:p>
          </table:table-cell>
          <table:table-cell table:number-columns-repeated="2"/>
          <table:table-cell table:style-name="ce1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Cmd ListaCmd’.</text:p>
          </table:table-cell>
          <table:table-cell table:style-name="ce9" office:value-type="string" calcext:value-type="string">
            <text:p>$,}</text:p>
          </table:table-cell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&lt;”→38</text:p>
          </table:table-cell>
          <table:table-cell table:number-columns-repeated="2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<text:span text:style-name="T1">.</text:span>Tipo ID "(" RegexListaParam ")" "{" RegexDeclaraVar ListaCmd Retorno "}" </text:p>
          </table:table-cell>
          <table:table-cell table:style-name="ce9" office:value-type="string" calcext:value-type="string">
            <text:p>$</text:p>
          </table:table-cell>
          <table:table-cell office:value-type="string" calcext:value-type="string">
            <text:p>Tipo→106</text:p>
          </table:table-cell>
          <table:table-cell table:number-columns-repeated="2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. "main" "(" ")". "{"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{→16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&lt;=”→41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boolean" →47</text:p>
          </table:table-cell>
          <table:table-cell table:number-columns-repeated="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/>
          <table:table-cell table:style-name="ce1" office:value-type="float" office:value="37" calcext:value-type="float" table:number-columns-spanned="3" table:number-rows-spanned="1">
            <text:p>37</text:p>
          </table:table-cell>
          <table:covered-table-cell table:number-columns-repeated="2"/>
          <table:table-cell table:number-columns-repeated="125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&gt;”→44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int" →134</text:p>
          </table:table-cell>
          <table:table-cell table:number-columns-repeated="2"/>
          <table:table-cell table:style-name="ce1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number-columns-repeated="2"/>
          <table:table-cell table:style-name="ce1" office:value-type="float" office:value="103" calcext:value-type="float" table:number-columns-spanned="3" table:number-rows-spanned="1">
            <text:p>103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7" office:value-type="string" calcext:value-type="string">
            <text:p>Exp1</text:p>
          </table:table-cell>
          <table:table-cell table:style-name="ce7" office:value-type="string" calcext:value-type="string">
            <text:p>Exp2 Exp1’ .</text:p>
          </table:table-cell>
          <table:table-cell office:value-type="string" calcext:value-type="string">
            <text:p>$,&amp;&amp;, ||, “;”, ), “,” </text:p>
          </table:table-cell>
          <table:table-cell table:number-columns-repeated="125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&gt;=”→48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string" →135</text:p>
          </table:table-cell>
          <table:table-cell table:number-columns-repeated="2"/>
          <table:table-cell table:style-name="ce5" office:value-type="string" calcext:value-type="string">
            <text:p>Main</text:p>
          </table:table-cell>
          <table:table-cell table:style-name="ce8" office:value-type="string" calcext:value-type="string">
            <text:p>"public" "static" "void" "main" "(" ")" "{". RegexDeclaraVar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RegexDeclaraVar→17</text:p>
          </table:table-cell>
          <table:table-cell/>
          <table:table-cell table:style-name="ce2" office:value-type="string" calcext:value-type="string">
            <text:p>ListaMetodo</text:p>
          </table:table-cell>
          <table:table-cell table:style-name="ce7" office:value-type="string" calcext:value-type="string">
            <text:p>ListaMetodo’ .</text:p>
          </table:table-cell>
          <table:table-cell table:style-name="ce9" office:value-type="string" calcext:value-type="string">
            <text:p>public,$</text:p>
          </table:table-cell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 table:number-columns-repeated="129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=="→51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float" →136</text:p>
          </table:table-cell>
          <table:table-cell table:number-columns-repeated="2"/>
          <table:table-cell table:style-name="ce2" office:value-type="string" calcext:value-type="string">
            <text:p>RegexDeclaraVar</text:p>
          </table:table-cell>
          <table:table-cell table:style-name="ce7" office:value-type="string" calcext:value-type="string">
            <text:p>.DeclaracaoVar RegexDeclaraVar </text:p>
          </table:table-cell>
          <table:table-cell table:style-name="ce9" office:value-type="string" calcext:value-type="string">
            <text:p>, if, while, print, println, ID</text:p>
          </table:table-cell>
          <table:table-cell office:value-type="string" calcext:value-type="string">
            <text:p>DeclaracaoVar→119</text:p>
          </table:table-cell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/>
          <table:table-cell table:style-name="ce1"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table:number-columns-repeated="125"/>
        </table:table-row>
        <table:table-row table:style-name="ro2"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!=”→54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"void" →137</text:p>
          </table:table-cell>
          <table:table-cell table:number-columns-repeated="2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.Tipo ID ";" </text:p>
          </table:table-cell>
          <table:table-cell table:style-name="ce6" office:value-type="string" calcext:value-type="string">
            <text:p>boolean, int, string, float, void</text:p>
          </table:table-cell>
          <table:table-cell office:value-type="string" calcext:value-type="string">
            <text:p>Tipo→121</text:p>
          </table:table-cell>
          <table:table-cell/>
          <table:table-cell table:style-name="ce1" office:value-type="float" office:value="104" calcext:value-type="float" table:number-columns-spanned="3" table:number-rows-spanned="1">
            <text:p>104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lt;" Exp2. Exp1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’→40</text:p>
          </table:table-cell>
          <table:table-cell/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number-columns-repeated="120"/>
        </table:table-row>
        <table:table-row table:style-name="ro2"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xp3→57</text:p>
          </table:table-cell>
          <table:table-cell table:number-columns-repeated="8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boolean" →47</text:p>
          </table:table-cell>
          <table:table-cell/>
          <table:table-cell table:style-name="ce5" office:value-type="string" calcext:value-type="string">
            <text:p>ListaMetodo’</text:p>
          </table:table-cell>
          <table:table-cell table:style-name="ce8" office:value-type="string" calcext:value-type="string">
            <text:p>Metodo. ListaMetodo’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ListaMetodo’→105</text:p>
          </table:table-cell>
          <table:table-cell table:number-columns-repeated="12"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lt;" Exp2Exp1’ .</text:p>
          </table:table-cell>
          <table:table-cell office:value-type="string" calcext:value-type="string">
            <text:p>$,&amp;&amp;, ||, “;”, ), “,” </text:p>
          </table:table-cell>
          <table:table-cell table:number-columns-repeated="120"/>
        </table:table-row>
        <table:table-row table:style-name="ro2"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+ Exp3 Exp2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+”→59</text:p>
          </table:table-cell>
          <table:table-cell table:number-columns-repeated="2"/>
          <table:table-cell table:style-name="ce1" office:value-type="float" office:value="138" calcext:value-type="float" table:number-columns-spanned="3" table:number-rows-spanned="1">
            <text:p>138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int" →134</text:p>
          </table:table-cell>
          <table:table-cell/>
          <table:table-cell table:style-name="ce2" office:value-type="string" calcext:value-type="string">
            <text:p>ListaMetodo’</text:p>
          </table:table-cell>
          <table:table-cell table:style-name="ce7" office:value-type="string" calcext:value-type="string">
            <text:p>.Metodo ListaMetodo’ <text:s/>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Metodo→104</text:p>
          </table:table-cell>
          <table:table-cell table:number-columns-repeated="7"/>
          <table:table-cell table:style-name="ce1"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 table:number-columns-repeated="124"/>
        </table:table-row>
        <table:table-row table:style-name="ro2"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- Exp3 Exp2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"-”→63</text:p>
          </table:table-cell>
          <table:table-cell table:number-columns-repeated="2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"if". "(" Expressao ")" "{" Cmd "}"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(”→139</text:p>
          </table:table-cell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string" →135</text:p>
          </table:table-cell>
          <table:table-cell/>
          <table:table-cell table:style-name="ce2" office:value-type="string" calcext:value-type="string">
            <text:p>Metodo</text:p>
          </table:table-cell>
          <table:table-cell table:style-name="ce11" office:value-type="string" calcext:value-type="string">
            <text:p>Tipo ID "(". RegexListaParam ")" "{" RegexDeclaraVar ListaCmd Retorno "}" </text:p>
          </table:table-cell>
          <table:table-cell table:style-name="ce9" office:value-type="string" calcext:value-type="string">
            <text:p><text:s/>boolean, int, string, float, void</text:p>
          </table:table-cell>
          <table:table-cell office:value-type="string" calcext:value-type="string">
            <text:p>RegexListaParam→109</text:p>
          </table:table-cell>
          <table:table-cell table:number-columns-repeated="2"/>
          <table:table-cell table:style-name="ce1"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lt;" .Exp2 Exp1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2→39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/>
          <table:table-cell table:style-name="ce1"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table:number-columns-repeated="2"/>
          <table:table-cell table:style-name="ce33" office:value-type="float" office:value="42" calcext:value-type="float" table:number-columns-spanned="3" table:number-rows-spanned="1">
            <text:p>42</text:p>
          </table:table-cell>
          <table:covered-table-cell table:number-columns-repeated="2" table:style-name="ce12"/>
          <table:table-cell table:number-columns-repeated="2"/>
          <table:table-cell table:style-name="ce1"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table:number-columns-repeated="110"/>
        </table:table-row>
        <table:table-row table:style-name="ro2"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xp4→65</text:p>
          </table:table-cell>
          <table:table-cell table:number-columns-repeated="8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float" →136</text:p>
          </table:table-cell>
          <table:table-cell/>
          <table:table-cell table:style-name="ce2" office:value-type="string" calcext:value-type="string">
            <text:p>RegexListaParam</text:p>
          </table:table-cell>
          <table:table-cell table:style-name="ce7" office:value-type="string" calcext:value-type="string">
            <text:p>.ListaParam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ListaParam→125</text:p>
          </table:table-cell>
          <table:table-cell table:number-columns-repeated="2"/>
          <table:table-cell table:style-name="ce5" office:value-type="string" calcext:value-type="string">
            <text:p>Expressao</text:p>
          </table:table-cell>
          <table:table-cell table:style-name="ce8" office:value-type="string" calcext:value-type="string">
            <text:p>.Exp1 Exp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→31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&lt;=". Exp2 Exp1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2→42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&lt;="Exp2 .Exp1’ </text:p>
          </table:table-cell>
          <table:table-cell table:style-name="ce9" office:value-type="string" calcext:value-type="string">
            <text:p>$</text:p>
          </table:table-cell>
          <table:table-cell office:value-type="string" calcext:value-type="string">
            <text:p>Exp1’→4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&lt;="Exp2 Exp1’. </text:p>
          </table:table-cell>
          <table:table-cell table:style-name="ce6" office:value-type="string" calcext:value-type="string">
            <text:p>$,&amp;&amp;, ||, “;”, ), “,” </text:p>
          </table:table-cell>
          <table:table-cell table:number-columns-repeated="110"/>
        </table:table-row>
        <table:table-row table:style-name="ro2"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* Exp4 Exp3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*”→67</text:p>
          </table:table-cell>
          <table:table-cell table:number-columns-repeated="2"/>
          <table:table-cell table:style-name="ce1" office:value-type="float" office:value="139" calcext:value-type="float" table:number-columns-spanned="3" table:number-rows-spanned="1">
            <text:p>139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void" →137</text:p>
          </table:table-cell>
          <table:table-cell/>
          <table:table-cell table:style-name="ce2" office:value-type="string" calcext:value-type="string">
            <text:p>ListaParam</text:p>
          </table:table-cell>
          <table:table-cell table:style-name="ce7" office:value-type="string" calcext:value-type="string">
            <text:p>.Param ListaParam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Param→126</text:p>
          </table:table-cell>
          <table:table-cell table:number-columns-repeated="2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114"/>
        </table:table-row>
        <table:table-row table:style-name="ro2"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 / Exp4 Exp3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/”→70</text:p>
          </table:table-cell>
          <table:table-cell table:number-columns-repeated="2"/>
          <table:table-cell table:style-name="ce5" office:value-type="string" calcext:value-type="string">
            <text:p>CmdIF</text:p>
          </table:table-cell>
          <table:table-cell table:style-name="ce8" office:value-type="string" calcext:value-type="string">
            <text:p>"if" "(". Expressao ")" "{" Cmd "}"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ressao→140</text:p>
          </table:table-cell>
          <table:table-cell table:number-columns-repeated="7"/>
          <table:table-cell table:style-name="ce2" office:value-type="string" calcext:value-type="string">
            <text:p>Param</text:p>
          </table:table-cell>
          <table:table-cell table:style-name="ce7" office:value-type="string" calcext:value-type="string">
            <text:p>.Tipo ID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ipo→130</text:p>
          </table:table-cell>
          <table:table-cell table:number-columns-repeated="2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/>
          <table:table-cell table:style-name="ce1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number-columns-repeated="2"/>
          <table:table-cell table:style-name="ce1"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table:number-columns-repeated="2"/>
          <table:table-cell table:style-name="ce1" office:value-type="float" office:value="46" calcext:value-type="float" table:number-columns-spanned="3" table:number-rows-spanned="1">
            <text:p>46</text:p>
          </table:table-cell>
          <table:covered-table-cell table:number-columns-repeated="2"/>
          <table:table-cell table:number-columns-repeated="100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ID→73</text:p>
          </table:table-cell>
          <table:table-cell table:number-columns-repeated="2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xp1→31</text:p>
          </table:table-cell>
          <table:table-cell table:number-columns-repeated="2"/>
          <table:table-cell table:style-name="ce1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boolean" →47</text:p>
          </table:table-cell>
          <table:table-cell table:number-columns-repeated="2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gt;". Exp2 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2→45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gt;" Exp2 .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1’→4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"&gt;" Exp2 Exp1’ .</text:p>
          </table:table-cell>
          <table:table-cell office:value-type="string" calcext:value-type="string">
            <text:p>$,&amp;&amp;, ||, “;”, ), “,” </text:p>
          </table:table-cell>
          <table:table-cell table:number-columns-repeated="100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onstInteira→84</text:p>
          </table:table-cell>
          <table:table-cell table:number-columns-repeated="2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2"/>
          <table:table-cell table:style-name="ce5" office:value-type="string" calcext:value-type="string">
            <text:p>Main</text:p>
          </table:table-cell>
          <table:table-cell table:style-name="ce8" office:value-type="string" calcext:value-type="string">
            <text:p>"public" "static" "void" "main" "(" ")" "{" RegexDeclaraVar. ListaCmd "}"</text:p>
          </table:table-cell>
          <table:table-cell table:style-name="ce9" office:value-type="string" calcext:value-type="string">
            <text:p>$, }</text:p>
          </table:table-cell>
          <table:table-cell office:value-type="string" calcext:value-type="string">
            <text:p>ListaCmd→101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int" →134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table:style-name="ce6"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104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onstReal→85</text:p>
          </table:table-cell>
          <table:table-cell table:number-columns-repeated="2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2"/>
          <table:table-cell table:style-name="ce2" office:value-type="string" calcext:value-type="string">
            <text:p>ListaCmd</text:p>
          </table:table-cell>
          <table:table-cell table:style-name="ce7" office:value-type="string" calcext:value-type="string">
            <text:p>.ListaCmd’ </text:p>
          </table:table-cell>
          <table:table-cell table:style-name="ce9" office:value-type="string" calcext:value-type="string">
            <text:p>}</text:p>
          </table:table-cell>
          <table:table-cell office:value-type="string" calcext:value-type="string">
            <text:p>ListaCmd’→99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string" →135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 table:number-columns-repeated="104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ConstString→86</text:p>
          </table:table-cell>
          <table:table-cell table:number-columns-repeated="2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2"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.Cmd ListaCmd’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→20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float" →136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 table:number-columns-repeated="6"/>
          <table:table-cell table:style-name="ce1" office:value-type="float" office:value="48" calcext:value-type="float" table:number-columns-spanned="3" table:number-rows-spanned="1">
            <text:p>48</text:p>
          </table:table-cell>
          <table:covered-table-cell table:number-columns-repeated="2"/>
          <table:table-cell table:number-columns-repeated="2"/>
          <table:table-cell table:style-name="ce1" office:value-type="float" office:value="49" calcext:value-type="float" table:number-columns-spanned="3" table:number-rows-spanned="1">
            <text:p>49</text:p>
          </table:table-cell>
          <table:covered-table-cell table:number-columns-repeated="2"/>
          <table:table-cell table:number-columns-repeated="2"/>
          <table:table-cell table:style-name="ce1"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number-columns-repeated="85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True→87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IF→21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void" →137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8</text:p>
          </table:table-cell>
          <table:table-cell table:number-columns-repeated="6"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&gt;=". Exp2 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2→49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&gt;=" Exp2 .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1’→50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"&gt;=" Exp2 Exp1’. </text:p>
          </table:table-cell>
          <table:table-cell office:value-type="string" calcext:value-type="string">
            <text:p>$, &amp;&amp;, ||, “;”, ), “,” </text:p>
          </table:table-cell>
          <table:table-cell table:number-columns-repeated="85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False→88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While→22</text:p>
          </table:table-cell>
          <table:table-cell table:number-columns-repeated="3"/>
          <table:table-cell table:style-name="Default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 table:number-columns-repeated="6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table:style-name="ce6"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89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OpUnario→89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Print→23</text:p>
          </table:table-cell>
          <table:table-cell/>
          <table:table-cell table:style-name="ce1" office:value-type="float" office:value="105" calcext:value-type="float" table:number-columns-spanned="3" table:number-rows-spanned="1">
            <text:p>105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 table:number-columns-repeated="6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 table:number-columns-repeated="89"/>
        </table:table-row>
        <table:table-row table:style-name="ro2"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(”→75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Println→24</text:p>
          </table:table-cell>
          <table:table-cell/>
          <table:table-cell table:style-name="ce2" office:value-type="string" calcext:value-type="string">
            <text:p>ListaMetodo’</text:p>
          </table:table-cell>
          <table:table-cell table:style-name="ce7" office:value-type="string" calcext:value-type="string">
            <text:p>Metodo ListaMetodo’ .</text:p>
          </table:table-cell>
          <table:table-cell table:style-name="ce9" office:value-type="string" calcext:value-type="string">
            <text:p>public</text:p>
          </table:table-cell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 table:number-columns-repeated="16"/>
          <table:table-cell table:style-name="ce29" office:value-type="float" office:value="55" calcext:value-type="float" table:number-columns-spanned="3" table:number-rows-spanned="1">
            <text:p>55</text:p>
          </table:table-cell>
          <table:covered-table-cell table:number-columns-repeated="2"/>
          <table:table-cell table:number-columns-repeated="70"/>
        </table:table-row>
        <table:table-row table:style-name="ro2">
          <table:table-cell/>
          <table:table-cell table:style-name="ce2" office:value-type="string" calcext:value-type="string">
            <text:p>Exp4’</text:p>
          </table:table-cell>
          <table:table-cell table:style-name="ce7" office:value-type="string" calcext:value-type="string">
            <text:p>."(" RegexExp4 ")"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(“→75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2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ID→25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1" office:value-type="float" office:value="51" calcext:value-type="float" table:number-columns-spanned="3" table:number-rows-spanned="1">
            <text:p>51</text:p>
          </table:table-cell>
          <table:covered-table-cell table:number-columns-repeated="2"/>
          <table:table-cell table:number-columns-repeated="2"/>
          <table:table-cell table:style-name="ce29" office:value-type="float" office:value="52" calcext:value-type="float" table:number-columns-spanned="3" table:number-rows-spanned="1">
            <text:p>52</text:p>
          </table:table-cell>
          <table:covered-table-cell table:style-name="ce12"/>
          <table:covered-table-cell table:style-name="ce17"/>
          <table:table-cell table:number-columns-repeated="2"/>
          <table:table-cell table:style-name="ce29" office:value-type="float" office:value="53" calcext:value-type="float" table:number-columns-spanned="3" table:number-rows-spanned="1">
            <text:p>53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!=" Exp2. 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1’→56</text:p>
          </table:table-cell>
          <table:table-cell table:number-columns-repeated="69"/>
        </table:table-row>
        <table:table-row table:style-name="ro2">
          <table:table-cell/>
          <table:table-cell table:style-name="ce2" office:value-type="string" calcext:value-type="string">
            <text:p>RegexExp4</text:p>
          </table:table-cell>
          <table:table-cell table:style-name="ce7" office:value-type="string" calcext:value-type="string">
            <text:p>.Expressao RegexExp4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Expressao→78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2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."if" "(" Expressao ")" "{" Cmd "}" CmdIF’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if”→138</text:p>
          </table:table-cell>
          <table:table-cell/>
          <table:table-cell table:style-name="ce1" office:value-type="float" office:value="106" calcext:value-type="float" table:number-columns-spanned="3" table:number-rows-spanned="1">
            <text:p>106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3"/>
          <table:table-cell table:style-name="Default"/>
          <table:table-cell table:number-columns-repeated="1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==". Exp2 Exp1’ </text:p>
          </table:table-cell>
          <table:table-cell office:value-type="string" calcext:value-type="string">
            <text:p>$ </text:p>
          </table:table-cell>
          <table:table-cell office:value-type="string" calcext:value-type="string">
            <text:p>Exp2→52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"==" Exp2.Exp1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1’→5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"==" Exp2 Exp1’ .</text:p>
          </table:table-cell>
          <table:table-cell office:value-type="string" calcext:value-type="string">
            <text:p>$,&amp;&amp;, ||, “;”, ), “,” </text:p>
          </table:table-cell>
          <table:table-cell table:number-columns-repeated="2"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69"/>
        </table:table-row>
        <table:table-row table:style-name="ro2">
          <table:table-cell/>
          <table:table-cell table:style-name="ce2" office:value-type="string" calcext:value-type="string">
            <text:p>RegexExp4’</text:p>
          </table:table-cell>
          <table:table-cell table:style-name="ce7" office:value-type="string" calcext:value-type="string">
            <text:p>."," Expressao RegexExp4’ 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,”→80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2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while”→150</text:p>
          </table:table-cell>
          <table:table-cell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. ID "(" RegexListaParam ")" "{" RegexDeclaraVar ListaCmd Retorno "}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ID→107</text:p>
          </table:table-cell>
          <table:table-cell table:number-columns-repeated="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3"/>
          <table:table-cell table:style-name="Default"/>
          <table:table-cell table:number-columns-repeated="1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”→38</text:p>
          </table:table-cell>
          <table:table-cell table:number-columns-repeated="6"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 table:number-columns-repeated="69"/>
        </table:table-row>
        <table:table-row table:style-name="ro2"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-”→94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2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print”→157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6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l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lt;=”→41</text:p>
          </table:table-cell>
          <table:table-cell/>
          <table:table-cell table:style-name="ce29" office:value-type="float" office:value="54" calcext:value-type="float" table:number-columns-spanned="3" table:number-rows-spanned="1">
            <text:p>54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/>
          <table:table-cell table:style-name="ce29" office:value-type="float" office:value="56" calcext:value-type="float" table:number-columns-spanned="3" table:number-rows-spanned="1">
            <text:p>56</text:p>
          </table:table-cell>
          <table:covered-table-cell table:number-columns-repeated="2"/>
          <table:table-cell table:number-columns-repeated="65"/>
        </table:table-row>
        <table:table-row table:style-name="ro2"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ce9" office:value-type="string" calcext:value-type="string">
            <text:p><text:s/>$ </text:p>
          </table:table-cell>
          <table:table-cell table:style-name="ce7" office:value-type="string" calcext:value-type="string">
            <text:p>“!”→95</text:p>
          </table:table-cell>
          <table:table-cell table:number-columns-repeated="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2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println”→163</text:p>
          </table:table-cell>
          <table:table-cell/>
          <table:table-cell table:style-name="ce1" office:value-type="float" office:value="107" calcext:value-type="float" table:number-columns-spanned="3" table:number-rows-spanned="1">
            <text:p>107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”→44</text:p>
          </table:table-cell>
          <table:table-cell/>
          <table:table-cell table:style-name="ce5" office:value-type="string" calcext:value-type="string">
            <text:p>Exp1’</text:p>
          </table:table-cell>
          <table:table-cell table:style-name="ce8" office:value-type="string" calcext:value-type="string">
            <text:p>."!=" Exp2 Exp1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2→5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11" office:value-type="string" calcext:value-type="string">
            <text:p>"!=" Exp2 Exp1’ .</text:p>
          </table:table-cell>
          <table:table-cell office:value-type="string" calcext:value-type="string">
            <text:p>$,&amp;&amp;, ||, “;”, ), “,” 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7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. "(" RegexListaParam ")" "{" RegexDeclaraVar ListaCmd Retorno "}" </text:p>
          </table:table-cell>
          <table:table-cell table:style-name="ce9" office:value-type="string" calcext:value-type="string">
            <text:p>public</text:p>
          </table:table-cell>
          <table:table-cell office:value-type="string" calcext:value-type="string">
            <text:p>“(”→108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&gt;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&gt;=”→47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table:style-name="ce6"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 table:number-columns-repeated="69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1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number-columns-repeated="10"/>
          <table:table-cell table:style-name="Default"/>
          <table:table-cell table:number-columns-repeated="3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=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"=="→51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table:style-name="ce6"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 table:number-columns-repeated="69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 "(" ")" "{" RegexDeclaraVar ListaCmd. "}"</text:p>
          </table:table-cell>
          <table:table-cell table:style-name="ce9" office:value-type="string" calcext:value-type="string">
            <text:p><text:s/>},$</text:p>
          </table:table-cell>
          <table:table-cell office:value-type="string" calcext:value-type="string">
            <text:p>“}”→98</text:p>
          </table:table-cell>
          <table:table-cell/>
          <table:table-cell table:style-name="ce1" office:value-type="float" office:value="108" calcext:value-type="float" table:number-columns-spanned="3" table:number-rows-spanned="1">
            <text:p>108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3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1’</text:p>
          </table:table-cell>
          <table:table-cell table:style-name="ce7" office:value-type="string" calcext:value-type="string">
            <text:p>."!=" Exp2 Exp1’ </text:p>
          </table:table-cell>
          <table:table-cell office:value-type="string" calcext:value-type="string">
            <text:p>&amp;&amp;, ||, “;”, ), “,” </text:p>
          </table:table-cell>
          <table:table-cell office:value-type="string" calcext:value-type="string">
            <text:p>“!=”→54</text:p>
          </table:table-cell>
          <table:table-cell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74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ce5" office:value-type="string" calcext:value-type="string">
            <text:p>Metodo</text:p>
          </table:table-cell>
          <table:table-cell table:style-name="ce8" office:value-type="string" calcext:value-type="string">
            <text:p>Tipo ID "(". RegexListaParam ")" "{" RegexDeclaraVar ListaCmd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RegexListaParam→109</text:p>
          </table:table-cell>
          <table:table-cell table:number-columns-repeated="4"/>
          <table:table-cell table:style-name="Default"/>
          <table:table-cell table:number-columns-repeated="3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74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1" office:value-type="float" office:value="98" calcext:value-type="float" table:number-columns-spanned="3" table:number-rows-spanned="1">
            <text:p>98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RegexListaParam</text:p>
          </table:table-cell>
          <table:table-cell table:style-name="ce7" office:value-type="string" calcext:value-type="string">
            <text:p>.ListaParam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ListaParam→125</text:p>
          </table:table-cell>
          <table:table-cell table:number-columns-repeated="5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9" office:value-type="float" office:value="57" calcext:value-type="float" table:number-columns-spanned="3" table:number-rows-spanned="1">
            <text:p>57</text:p>
          </table:table-cell>
          <table:covered-table-cell table:number-columns-repeated="2"/>
          <table:table-cell table:number-columns-repeated="2"/>
          <table:table-cell table:style-name="ce29"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table:number-columns-repeated="6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float" office:value="140" calcext:value-type="float" table:number-columns-spanned="3" table:number-rows-spanned="1">
            <text:p>140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Main</text:p>
          </table:table-cell>
          <table:table-cell table:style-name="ce7" office:value-type="string" calcext:value-type="string">
            <text:p>"public" "static" "void" "main" "(" ")" "{" RegexDeclaraVar ListaCmd "}".</text:p>
          </table:table-cell>
          <table:table-cell table:style-name="ce9" office:value-type="string" calcext:value-type="string">
            <text:p><text:s/>},$</text:p>
          </table:table-cell>
          <table:table-cell table:number-columns-repeated="2"/>
          <table:table-cell table:style-name="ce2" office:value-type="string" calcext:value-type="string">
            <text:p>ListaParam</text:p>
          </table:table-cell>
          <table:table-cell table:style-name="ce7" office:value-type="string" calcext:value-type="string">
            <text:p>.Param ListaParam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Param→126</text:p>
          </table:table-cell>
          <table:table-cell table:number-columns-repeated="5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5" office:value-type="string" calcext:value-type="string">
            <text:p>Exp2</text:p>
          </table:table-cell>
          <table:table-cell table:style-name="ce8" office:value-type="string" calcext:value-type="string">
            <text:p>Exp3. Exp2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2’→58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Exp3 Exp2’ .</text:p>
          </table:table-cell>
          <table:table-cell office:value-type="string" calcext:value-type="string">
            <text:p>$,&lt;, &lt;=, &gt;, &gt;=, ==, !=, &amp;&amp;, ||, “;”, ), “,” 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"if" "(" Expressao. ")" "{" Cmd "}"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)”→141</text:p>
          </table:table-cell>
          <table:table-cell table:number-columns-repeated="7"/>
          <table:table-cell table:style-name="ce2" office:value-type="string" calcext:value-type="string">
            <text:p>Param</text:p>
          </table:table-cell>
          <table:table-cell table:style-name="ce7" office:value-type="string" calcext:value-type="string">
            <text:p>.Tipo ID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ipo→130</text:p>
          </table:table-cell>
          <table:table-cell table:number-columns-repeated="5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+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+”→59</text:p>
          </table:table-cell>
          <table:table-cell table:number-columns-repeated="69"/>
        </table:table-row>
        <table:table-row table:style-name="ro2">
          <table:table-cell table:number-columns-repeated="2"/>
          <table:table-cell table:style-name="Default"/>
          <table:table-cell table:number-columns-repeated="15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boolean" →47</text:p>
          </table:table-cell>
          <table:table-cell table:number-columns-repeated="5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-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-”→63</text:p>
          </table:table-cell>
          <table:table-cell/>
          <table:table-cell table:style-name="ce29" office:value-type="float" office:value="59" calcext:value-type="float" table:number-columns-spanned="3" table:number-rows-spanned="1">
            <text:p>59</text:p>
          </table:table-cell>
          <table:covered-table-cell table:style-name="ce8"/>
          <table:covered-table-cell table:style-name="ce12"/>
          <table:table-cell table:number-columns-repeated="2"/>
          <table:table-cell table:style-name="ce29" office:value-type="float" office:value="60" calcext:value-type="float" table:number-columns-spanned="3" table:number-rows-spanned="1">
            <text:p>60</text:p>
          </table:table-cell>
          <table:covered-table-cell table:style-name="ce8"/>
          <table:covered-table-cell table:style-name="ce12"/>
          <table:table-cell table:number-columns-repeated="2"/>
          <table:table-cell table:style-name="ce29" office:value-type="float" office:value="61" calcext:value-type="float" table:number-columns-spanned="3" table:number-rows-spanned="1">
            <text:p>61</text:p>
          </table:table-cell>
          <table:covered-table-cell table:style-name="ce8"/>
          <table:covered-table-cell table:style-name="ce12"/>
          <table:table-cell table:number-columns-repeated="5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float" office:value="141" calcext:value-type="float" table:number-columns-spanned="3" table:number-rows-spanned="1">
            <text:p>141</text:p>
          </table:table-cell>
          <table:covered-table-cell table:number-columns-repeated="2"/>
          <table:table-cell table:number-columns-repeated="3"/>
          <table:table-cell table:style-name="ce29" office:value-type="float" office:value="80" calcext:value-type="float" table:number-columns-spanned="3" table:number-rows-spanned="1">
            <text:p>80</text:p>
          </table:table-cell>
          <table:covered-table-cell/>
          <table:covered-table-cell table:style-name="ce6"/>
          <table:table-cell table:number-columns-repeated="2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int" →134</text:p>
          </table:table-cell>
          <table:table-cell table:number-columns-repeated="5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5" office:value-type="string" calcext:value-type="string">
            <text:p>Exp2’</text:p>
          </table:table-cell>
          <table:table-cell table:style-name="ce8" office:value-type="string" calcext:value-type="string">
            <text:p>+ .Exp3 Exp2’ </text:p>
          </table:table-cell>
          <table:table-cell table:style-name="ce27" office:value-type="string" calcext:value-type="string">
            <text:p>$</text:p>
          </table:table-cell>
          <table:table-cell office:value-type="string" calcext:value-type="string">
            <text:p>Exp3→60</text:p>
          </table:table-cell>
          <table:table-cell/>
          <table:table-cell table:style-name="ce5" office:value-type="string" calcext:value-type="string">
            <text:p>Exp2’</text:p>
          </table:table-cell>
          <table:table-cell table:style-name="ce8" office:value-type="string" calcext:value-type="string">
            <text:p>+ Exp3. Exp2’ </text:p>
          </table:table-cell>
          <table:table-cell table:style-name="ce27" office:value-type="string" calcext:value-type="string">
            <text:p>$</text:p>
          </table:table-cell>
          <table:table-cell office:value-type="string" calcext:value-type="string">
            <text:p>Exp2’→61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+ Exp3 Exp2'. </text:p>
          </table:table-cell>
          <table:table-cell table:style-name="ce36" office:value-type="string" calcext:value-type="string">
            <text:p>$,&lt;, &lt;=, &gt;, &gt;=, ==, !=, &amp;&amp;, ||, “;”, ), “,” 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"if" "(" Expressao ")". "{" Cmd "}"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{“→142</text:p>
          </table:table-cell>
          <table:table-cell table:number-columns-repeated="2"/>
          <table:table-cell table:style-name="ce5" office:value-type="string" calcext:value-type="string">
            <text:p>ListaParam’</text:p>
          </table:table-cell>
          <table:table-cell table:style-name="ce8" office:value-type="string" calcext:value-type="string">
            <text:p>”, ”.ListaParam </text:p>
          </table:table-cell>
          <table:table-cell table:style-name="ce6" office:value-type="string" calcext:value-type="string">
            <text:p>$,)</text:p>
          </table:table-cell>
          <table:table-cell office:value-type="string" calcext:value-type="string">
            <text:p>ListaParam→129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string" →135</text:p>
          </table:table-cell>
          <table:table-cell table:number-columns-repeated="6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+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+”→59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Default"/>
          <table:table-cell table:number-columns-repeated="10"/>
          <table:table-cell table:style-name="ce2" office:value-type="string" calcext:value-type="string">
            <text:p>ListaParam</text:p>
          </table:table-cell>
          <table:table-cell table:style-name="ce7" office:value-type="string" calcext:value-type="string">
            <text:p>.Param ListaParam’ </text:p>
          </table:table-cell>
          <table:table-cell table:style-name="ce6" office:value-type="string" calcext:value-type="string">
            <text:p>)</text:p>
          </table:table-cell>
          <table:table-cell office:value-type="string" calcext:value-type="string">
            <text:p>Param→126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float" →136</text:p>
          </table:table-cell>
          <table:table-cell table:number-columns-repeated="6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-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-”→62</text:p>
          </table:table-cell>
          <table:table-cell table:number-columns-repeated="6"/>
          <table:table-cell table:style-name="ce29" office:value-type="float" office:value="62" calcext:value-type="float" table:number-columns-spanned="3" table:number-rows-spanned="1">
            <text:p>62</text:p>
          </table:table-cell>
          <table:covered-table-cell table:number-columns-repeated="2"/>
          <table:table-cell table:number-columns-repeated="2"/>
          <table:table-cell table:style-name="ce29" office:value-type="float" office:value="63" calcext:value-type="float" table:number-columns-spanned="3" table:number-rows-spanned="1">
            <text:p>63</text:p>
          </table:table-cell>
          <table:covered-table-cell table:number-columns-repeated="2"/>
          <table:table-cell table:number-columns-repeated="2"/>
          <table:table-cell table:style-name="ce29"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table:number-columns-repeated="4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3" office:value-type="float" office:value="142" calcext:value-type="float" table:number-columns-spanned="3" table:number-rows-spanned="1">
            <text:p>142</text:p>
          </table:table-cell>
          <table:covered-table-cell table:style-name="ce12"/>
          <table:covered-table-cell table:style-name="ce17"/>
          <table:table-cell table:number-columns-repeated="3"/>
          <table:table-cell table:style-name="ce2" office:value-type="string" calcext:value-type="string">
            <text:p>ListaParam’</text:p>
          </table:table-cell>
          <table:table-cell table:style-name="ce7" office:value-type="string" calcext:value-type="string">
            <text:p>.”, ”ListaParam </text:p>
          </table:table-cell>
          <table:table-cell table:style-name="ce6" office:value-type="string" calcext:value-type="string">
            <text:p>)</text:p>
          </table:table-cell>
          <table:table-cell office:value-type="string" calcext:value-type="string">
            <text:p>”, ”→80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void" →137</text:p>
          </table:table-cell>
          <table:table-cell table:number-columns-repeated="6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11"/>
          <table:table-cell table:style-name="ce5" office:value-type="string" calcext:value-type="string">
            <text:p>Exp2’</text:p>
          </table:table-cell>
          <table:table-cell table:style-name="ce8" office:value-type="string" calcext:value-type="string">
            <text:p>- .Exp3 Exp2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3→63</text:p>
          </table:table-cell>
          <table:table-cell/>
          <table:table-cell table:style-name="ce5" office:value-type="string" calcext:value-type="string">
            <text:p>Exp2’</text:p>
          </table:table-cell>
          <table:table-cell table:style-name="ce8" office:value-type="string" calcext:value-type="string">
            <text:p>- Exp3. Exp2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2’→64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- Exp3 Exp2’. </text:p>
          </table:table-cell>
          <table:table-cell office:value-type="string" calcext:value-type="string">
            <text:p>$,&lt;, &lt;=, &gt;, &gt;=, ==, !=, &amp;&amp;, ||, “;”, ), “,” </text:p>
          </table:table-cell>
          <table:table-cell table:number-columns-repeated="4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5" office:value-type="string" calcext:value-type="string">
            <text:p>CmdIF</text:p>
          </table:table-cell>
          <table:table-cell table:style-name="ce8" office:value-type="string" calcext:value-type="string">
            <text:p>"if" "(" Expressao ")" "{" .Cmd "}" CmdIF’</text:p>
          </table:table-cell>
          <table:table-cell table:style-name="ce27" office:value-type="string" calcext:value-type="string">
            <text:p>$</text:p>
          </table:table-cell>
          <table:table-cell office:value-type="string" calcext:value-type="string">
            <text:p>Cmd→143</text:p>
          </table:table-cell>
          <table:table-cell table:number-columns-repeated="2"/>
          <table:table-cell table:style-name="ce5" office:value-type="string" calcext:value-type="string">
            <text:p>RegexExp4’</text:p>
          </table:table-cell>
          <table:table-cell table:style-name="ce8" office:value-type="string" calcext:value-type="string">
            <text:p>",". Expressao RegexExp4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<text:s/>Expressao→81</text:p>
          </table:table-cell>
          <table:table-cell table:number-columns-repeated="3"/>
          <table:table-cell table:style-name="Default"/>
          <table:table-cell table:number-columns-repeated="73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11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+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+”→59</text:p>
          </table:table-cell>
          <table:table-cell table:number-columns-repeated="4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IF→21</text:p>
          </table:table-cell>
          <table:table-cell table:number-columns-repeated="2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table:style-name="ce6" office:value-type="string" calcext:value-type="string">
            <text:p>“,”</text:p>
          </table:table-cell>
          <table:table-cell office:value-type="string" calcext:value-type="string">
            <text:p>Exp1→31</text:p>
          </table:table-cell>
          <table:table-cell/>
          <table:table-cell table:style-name="ce1" office:value-type="float" office:value="109" calcext:value-type="float" table:number-columns-spanned="3" table:number-rows-spanned="1">
            <text:p>109</text:p>
          </table:table-cell>
          <table:covered-table-cell table:number-columns-repeated="2"/>
          <table:table-cell table:number-columns-repeated="73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2’</text:p>
          </table:table-cell>
          <table:table-cell table:style-name="ce7" office:value-type="string" calcext:value-type="string">
            <text:p>.- Exp3 Exp2’ </text:p>
          </table:table-cell>
          <table:table-cell office:value-type="string" calcext:value-type="string">
            <text:p>&lt;, &lt;=, &gt;, &gt;=, ==, !=, &amp;&amp;, ||, “;”, ), “,” </text:p>
          </table:table-cell>
          <table:table-cell office:value-type="string" calcext:value-type="string">
            <text:p>"-”→62</text:p>
          </table:table-cell>
          <table:table-cell table:number-columns-repeated="44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While→22</text:p>
          </table:table-cell>
          <table:table-cell table:number-columns-repeated="2"/>
          <table:table-cell table:style-name="ce2" office:value-type="string" calcext:value-type="string">
            <text:p>RegexExp4’</text:p>
          </table:table-cell>
          <table:table-cell table:style-name="ce7" office:value-type="string" calcext:value-type="string">
            <text:p>."," Expressao RegexExp4’ </text:p>
          </table:table-cell>
          <table:table-cell table:style-name="ce6" office:value-type="string" calcext:value-type="string">
            <text:p>“,”</text:p>
          </table:table-cell>
          <table:table-cell office:value-type="string" calcext:value-type="string">
            <text:p>“,”→80</text:p>
          </table:table-cell>
          <table:table-cell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 "(" RegexListaParam. ")" "{" RegexDeclaraVar ListaCmd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“)”→110</text:p>
          </table:table-cell>
          <table:table-cell table:number-columns-repeated="7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49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→23</text:p>
          </table:table-cell>
          <table:table-cell table:number-columns-repeated="2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table:style-name="ce6" office:value-type="string" calcext:value-type="string">
            <text:p>“,”</text:p>
          </table:table-cell>
          <table:table-cell office:value-type="string" calcext:value-type="string">
            <text:p>Exp1→31</text:p>
          </table:table-cell>
          <table:table-cell table:number-columns-repeated="7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9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number-columns-repeated="2"/>
          <table:table-cell table:style-name="ce29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number-columns-repeated="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ln→24</text:p>
          </table:table-cell>
          <table:table-cell table:number-columns-repeated="2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table:style-name="ce6"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/>
          <table:table-cell table:style-name="ce1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table:number-columns-repeated="73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5" office:value-type="string" calcext:value-type="string">
            <text:p>Exp3</text:p>
          </table:table-cell>
          <table:table-cell table:style-name="ce8" office:value-type="string" calcext:value-type="string">
            <text:p>Exp4. Exp3’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3’→66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Exp4 Exp3’.</text:p>
          </table:table-cell>
          <table:table-cell table:style-name="ce6" office:value-type="string" calcext:value-type="string">
            <text:p>$</text:p>
          </table:table-cell>
          <table:table-cell table:number-columns-repeated="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ID→25</text:p>
          </table:table-cell>
          <table:table-cell table:number-columns-repeated="2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table:style-name="ce6"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 "(" RegexListaParam ")". "{" RegexDeclaraVar ListaCmd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“{”→111</text:p>
          </table:table-cell>
          <table:table-cell table:number-columns-repeated="7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* Exp4 Exp3’ </text:p>
          </table:table-cell>
          <table:table-cell office:value-type="string" calcext:value-type="string">
            <text:p>+, -, &lt;, &lt;=, &gt;, &gt;=, ==, !=, &amp;&amp;, ||, “;”, ), “,” </text:p>
          </table:table-cell>
          <table:table-cell office:value-type="string" calcext:value-type="string">
            <text:p>“*”→67</text:p>
          </table:table-cell>
          <table:table-cell table:number-columns-repeated="44"/>
        </table:table-row>
        <table:table-row table:style-name="ro2">
          <table:table-cell table:number-columns-repeated="13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table:style-name="ce6"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7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 / Exp4 Exp3’ </text:p>
          </table:table-cell>
          <table:table-cell office:value-type="string" calcext:value-type="string">
            <text:p>+, -, &lt;, &lt;=, &gt;, &gt;=, ==, !=, &amp;&amp;, ||, “;”, ), “,” </text:p>
          </table:table-cell>
          <table:table-cell office:value-type="string" calcext:value-type="string">
            <text:p>“/”→70</text:p>
          </table:table-cell>
          <table:table-cell/>
          <table:table-cell table:style-name="ce29" office:value-type="float" office:value="67" calcext:value-type="float" table:number-columns-spanned="3" table:number-rows-spanned="1">
            <text:p>67</text:p>
          </table:table-cell>
          <table:covered-table-cell table:number-columns-repeated="2"/>
          <table:table-cell table:number-columns-repeated="2"/>
          <table:table-cell table:style-name="ce29" office:value-type="float" office:value="68" calcext:value-type="float" table:number-columns-spanned="3" table:number-rows-spanned="1">
            <text:p>68</text:p>
          </table:table-cell>
          <table:covered-table-cell table:number-columns-repeated="2"/>
          <table:table-cell table:number-columns-repeated="2"/>
          <table:table-cell table:style-name="ce29" office:value-type="float" office:value="69" calcext:value-type="float" table:number-columns-spanned="3" table:number-rows-spanned="1">
            <text:p>69</text:p>
          </table:table-cell>
          <table:covered-table-cell table:number-columns-repeated="2"/>
          <table:table-cell table:number-columns-repeated="30"/>
        </table:table-row>
        <table:table-row table:style-name="ro2">
          <table:table-cell table:number-columns-repeated="7"/>
          <table:table-cell table:style-name="ce1" office:value-type="float" office:value="143" calcext:value-type="float" table:number-columns-spanned="3" table:number-rows-spanned="1">
            <text:p>143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1" office:value-type="float" office:value="111" calcext:value-type="float" table:number-columns-spanned="3" table:number-rows-spanned="1">
            <text:p>111</text:p>
          </table:table-cell>
          <table:covered-table-cell table:number-columns-repeated="2"/>
          <table:table-cell table:number-columns-repeated="73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11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5" office:value-type="string" calcext:value-type="string">
            <text:p>Exp3’</text:p>
          </table:table-cell>
          <table:table-cell table:style-name="ce8" office:value-type="string" calcext:value-type="string">
            <text:p>*. Exp4 Exp3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4→68</text:p>
          </table:table-cell>
          <table:table-cell/>
          <table:table-cell table:style-name="ce5" office:value-type="string" calcext:value-type="string">
            <text:p>Exp3’</text:p>
          </table:table-cell>
          <table:table-cell table:style-name="ce8" office:value-type="string" calcext:value-type="string">
            <text:p>* Exp4. Exp3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3’→69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* Exp4 Exp3’. </text:p>
          </table:table-cell>
          <table:table-cell office:value-type="string" calcext:value-type="string">
            <text:p>$,+, -, &lt;, &lt;=, &gt;, &gt;=, ==, !=, &amp;&amp;, ||, “;”, ), “,” </text:p>
          </table:table-cell>
          <table:table-cell table:number-columns-repeated="30"/>
        </table:table-row>
        <table:table-row table:style-name="ro2">
          <table:table-cell table:number-columns-repeated="7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"if" "(" Expressao ")" "{" Cmd. "}"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}”→144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5" office:value-type="string" calcext:value-type="string">
            <text:p>Metodo</text:p>
          </table:table-cell>
          <table:table-cell table:style-name="ce8" office:value-type="string" calcext:value-type="string">
            <text:p>Tipo ID "(" RegexListaParam ")" "{". RegexDeclaraVar ListaCmd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<text:span text:style-name="T2"> RegexDeclaraVar→</text:span>112</text:p>
          </table:table-cell>
          <table:table-cell table:number-columns-repeated="8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* Exp4 Exp3’ </text:p>
          </table:table-cell>
          <table:table-cell office:value-type="string" calcext:value-type="string">
            <text:p>+, -, &lt;, &lt;=, &gt;, &gt;=, ==, !=, &amp;&amp;, ||, “;”, ), “,” </text:p>
          </table:table-cell>
          <table:table-cell office:value-type="string" calcext:value-type="string">
            <text:p>“*”→67</text:p>
          </table:table-cell>
          <table:table-cell table:number-columns-repeated="34"/>
        </table:table-row>
        <table:table-row table:style-name="ro2">
          <table:table-cell table:number-columns-repeated="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RegexDeclaraVar</text:p>
          </table:table-cell>
          <table:table-cell table:style-name="ce7" office:value-type="string" calcext:value-type="string">
            <text:p>.DeclaracaoVar RegexDeclaraVar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DeclaracaoVar→119</text:p>
          </table:table-cell>
          <table:table-cell table:number-columns-repeated="8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 / Exp4 Exp3’ </text:p>
          </table:table-cell>
          <table:table-cell office:value-type="string" calcext:value-type="string">
            <text:p>+, -, &lt;, &lt;=, &gt;, &gt;=, ==, !=, &amp;&amp;, ||, “;”, ), “,” </text:p>
          </table:table-cell>
          <table:table-cell office:value-type="string" calcext:value-type="string">
            <text:p>“/”→70</text:p>
          </table:table-cell>
          <table:table-cell/>
          <table:table-cell table:style-name="ce29" office:value-type="float" office:value="70" calcext:value-type="float" table:number-columns-spanned="3" table:number-rows-spanned="1">
            <text:p>70</text:p>
          </table:table-cell>
          <table:covered-table-cell table:number-columns-repeated="2"/>
          <table:table-cell table:number-columns-repeated="2"/>
          <table:table-cell table:style-name="ce29" office:value-type="float" office:value="71" calcext:value-type="float" table:number-columns-spanned="3" table:number-rows-spanned="1">
            <text:p>71</text:p>
          </table:table-cell>
          <table:covered-table-cell table:number-columns-repeated="2"/>
          <table:table-cell table:number-columns-repeated="2"/>
          <table:table-cell table:style-name="ce29" office:value-type="float" office:value="72" calcext:value-type="float" table:number-columns-spanned="3" table:number-rows-spanned="1">
            <text:p>72</text:p>
          </table:table-cell>
          <table:covered-table-cell table:number-columns-repeated="2"/>
          <table:table-cell table:number-columns-repeated="20"/>
        </table:table-row>
        <table:table-row table:style-name="ro2">
          <table:table-cell table:number-columns-repeated="7"/>
          <table:table-cell table:style-name="ce1" office:value-type="float" office:value="144" calcext:value-type="float" table:number-columns-spanned="3" table:number-rows-spanned="1">
            <text:p>144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.Tipo ID ";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Tipo→121</text:p>
          </table:table-cell>
          <table:table-cell table:number-columns-repeated="8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6"/>
          <table:table-cell table:style-name="ce5" office:value-type="string" calcext:value-type="string">
            <text:p>Exp3’</text:p>
          </table:table-cell>
          <table:table-cell table:style-name="ce8" office:value-type="string" calcext:value-type="string">
            <text:p><text:s/>/. Exp4 Exp3’ </text:p>
          </table:table-cell>
          <table:table-cell table:style-name="ce6" office:value-type="string" calcext:value-type="string">
            <text:p>$</text:p>
          </table:table-cell>
          <table:table-cell office:value-type="string" calcext:value-type="string">
            <text:p>Exp4→71</text:p>
          </table:table-cell>
          <table:table-cell/>
          <table:table-cell table:style-name="ce5" office:value-type="string" calcext:value-type="string">
            <text:p>Exp3’</text:p>
          </table:table-cell>
          <table:table-cell table:style-name="ce8" office:value-type="string" calcext:value-type="string">
            <text:p><text:s/>/ Exp4. Exp3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3’→72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<text:s/>/ Exp4.Exp3’. </text:p>
          </table:table-cell>
          <table:table-cell office:value-type="string" calcext:value-type="string">
            <text:p>$</text:p>
          </table:table-cell>
          <table:table-cell table:number-columns-repeated="20"/>
        </table:table-row>
        <table:table-row table:style-name="ro2">
          <table:table-cell table:number-columns-repeated="7"/>
          <table:table-cell table:style-name="ce5" office:value-type="string" calcext:value-type="string">
            <text:p>CmdIF</text:p>
          </table:table-cell>
          <table:table-cell table:style-name="ce8" office:value-type="string" calcext:value-type="string">
            <text:p>"if" "(" Expressao ")" "{" Cmd "}". CmdIF’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CmdIf’→145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boolean" →47</text:p>
          </table:table-cell>
          <table:table-cell table:number-columns-repeated="9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* Exp4 Exp3’ </text:p>
          </table:table-cell>
          <table:table-cell office:value-type="string" calcext:value-type="string">
            <text:p><text:s/>*, /</text:p>
          </table:table-cell>
          <table:table-cell office:value-type="string" calcext:value-type="string">
            <text:p>“*”→67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CmdIF’</text:p>
          </table:table-cell>
          <table:table-cell table:style-name="ce7" office:value-type="string" calcext:value-type="string">
            <text:p>."else" "{" Cmd "}"</text:p>
          </table:table-cell>
          <table:table-cell/>
          <table:table-cell office:value-type="string" calcext:value-type="string">
            <text:p>else→146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int" →134</text:p>
          </table:table-cell>
          <table:table-cell table:number-columns-repeated="9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3’</text:p>
          </table:table-cell>
          <table:table-cell table:style-name="ce7" office:value-type="string" calcext:value-type="string">
            <text:p>. / Exp4 Exp3’ </text:p>
          </table:table-cell>
          <table:table-cell office:value-type="string" calcext:value-type="string">
            <text:p><text:s/>*, /</text:p>
          </table:table-cell>
          <table:table-cell office:value-type="string" calcext:value-type="string">
            <text:p>“/”→70</text:p>
          </table:table-cell>
          <table:table-cell table:number-columns-repeated="24"/>
        </table:table-row>
        <table:table-row table:style-name="ro2">
          <table:table-cell table:number-columns-repeated="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string" →135</text:p>
          </table:table-cell>
          <table:table-cell table:number-columns-repeated="9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29"/>
        </table:table-row>
        <table:table-row table:style-name="ro2">
          <table:table-cell table:number-columns-repeated="7"/>
          <table:table-cell table:style-name="ce1" office:value-type="float" office:value="145" calcext:value-type="float" table:number-columns-spanned="3" table:number-rows-spanned="1">
            <text:p>145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float" →136</text:p>
          </table:table-cell>
          <table:table-cell table:number-columns-repeated="9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9" office:value-type="float" office:value="73" calcext:value-type="float" table:number-columns-spanned="3" table:number-rows-spanned="1">
            <text:p>73</text:p>
          </table:table-cell>
          <table:covered-table-cell table:number-columns-repeated="2"/>
          <table:table-cell table:number-columns-repeated="2"/>
          <table:table-cell table:style-name="ce29"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table:number-columns-repeated="20"/>
        </table:table-row>
        <table:table-row table:style-name="ro2">
          <table:table-cell table:number-columns-repeated="7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"if" "(" Expressao ")" "{" Cmd"}" CmdIF’.</text:p>
          </table:table-cell>
          <table:table-cell office:value-type="string" calcext:value-type="string">
            <text:p>$</text:p>
          </table:table-cell>
          <table:table-cell table:number-columns-repeated="3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ce6"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void" →137</text:p>
          </table:table-cell>
          <table:table-cell table:number-columns-repeated="97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0" office:value-type="string" calcext:value-type="string">
            <text:p>Exp4</text:p>
          </table:table-cell>
          <table:table-cell table:style-name="ce8" office:value-type="string" calcext:value-type="string">
            <text:p>ID. Exp4’ </text:p>
          </table:table-cell>
          <table:table-cell office:value-type="string" calcext:value-type="string">
            <text:p>$,*, /</text:p>
          </table:table-cell>
          <table:table-cell office:value-type="string" calcext:value-type="string">
            <text:p>Exp4’→74</text:p>
          </table:table-cell>
          <table:table-cell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ID Exp4’. </text:p>
          </table:table-cell>
          <table:table-cell office:value-type="string" calcext:value-type="string">
            <text:p>$,*, /</text:p>
          </table:table-cell>
          <table:table-cell table:number-columns-repeated="20"/>
        </table:table-row>
        <table:table-row table:style-name="ro2">
          <table:table-cell table:number-columns-repeated="13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ce6"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3"/>
          <table:table-cell table:style-name="Default"/>
          <table:table-cell table:number-columns-repeated="98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19" office:value-type="string" calcext:value-type="string">
            <text:p>Exp4’</text:p>
          </table:table-cell>
          <table:table-cell table:style-name="ce7" office:value-type="string" calcext:value-type="string">
            <text:p>."(" RegexExp4 ")"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“(“→75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1" office:value-type="float" office:value="146" calcext:value-type="float" table:number-columns-spanned="3" table:number-rows-spanned="1">
            <text:p>146</text:p>
          </table:table-cell>
          <table:covered-table-cell table:number-columns-repeated="2"/>
          <table:table-cell table:number-columns-repeated="8"/>
          <table:table-cell table:style-name="ce1" office:value-type="float" office:value="112" calcext:value-type="float" table:number-columns-spanned="3" table:number-rows-spanned="1">
            <text:p>112</text:p>
          </table:table-cell>
          <table:covered-table-cell table:number-columns-repeated="2"/>
          <table:table-cell table:number-columns-repeated="98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6"/>
          <table:table-cell table:style-name="ce29" office:value-type="float" office:value="75" calcext:value-type="float" table:number-columns-spanned="3" table:number-rows-spanned="1">
            <text:p>75</text:p>
          </table:table-cell>
          <table:covered-table-cell table:number-columns-repeated="2"/>
          <table:table-cell table:number-columns-repeated="2"/>
          <table:table-cell table:style-name="ce29" office:value-type="float" office:value="76" calcext:value-type="float" table:number-columns-spanned="3" table:number-rows-spanned="1">
            <text:p>76</text:p>
          </table:table-cell>
          <table:covered-table-cell table:number-columns-repeated="2"/>
          <table:table-cell table:number-columns-repeated="2"/>
          <table:table-cell table:style-name="ce29" office:value-type="float" office:value="77" calcext:value-type="float" table:number-columns-spanned="3" table:number-rows-spanned="1">
            <text:p>77</text:p>
          </table:table-cell>
          <table:covered-table-cell table:number-columns-repeated="2"/>
          <table:table-cell table:number-columns-repeated="2"/>
          <table:table-cell table:style-name="ce29" office:value-type="float" office:value="83" calcext:value-type="float" table:number-columns-spanned="3" table:number-rows-spanned="1">
            <text:p>83</text:p>
          </table:table-cell>
          <table:covered-table-cell table:style-name="ce29" office:value-type="float" office:value="77" calcext:value-type="float">
            <text:p>77</text:p>
          </table:covered-table-cell>
          <table:covered-table-cell/>
          <table:table-cell table:number-columns-repeated="5"/>
        </table:table-row>
        <table:table-row table:style-name="ro2">
          <table:table-cell table:number-columns-repeated="7"/>
          <table:table-cell table:style-name="ce2" office:value-type="string" calcext:value-type="string">
            <text:p>CmdIF’</text:p>
          </table:table-cell>
          <table:table-cell table:style-name="ce7" office:value-type="string" calcext:value-type="string">
            <text:p>"eles". "{" Cmd "}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{“→147</text:p>
          </table:table-cell>
          <table:table-cell table:number-columns-repeated="7"/>
          <table:table-cell table:style-name="ce5" office:value-type="string" calcext:value-type="string">
            <text:p>Metodo</text:p>
          </table:table-cell>
          <table:table-cell table:style-name="ce8" office:value-type="string" calcext:value-type="string">
            <text:p>Tipo ID "(" RegexListaParam ")" "{" RegexDeclaraVar. ListaCmd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ListaCmd→113</text:p>
          </table:table-cell>
          <table:table-cell table:number-columns-repeated="107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table:style-name="ce6"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/>
          <table:table-cell table:style-name="ce29" office:value-type="float" office:value="84" calcext:value-type="float" table:number-columns-spanned="3" table:number-rows-spanned="1">
            <text:p>84</text:p>
          </table:table-cell>
          <table:covered-table-cell table:number-columns-repeated="2"/>
          <table:table-cell table:number-columns-repeated="2"/>
          <table:table-cell table:style-name="ce22" office:value-type="string" calcext:value-type="string">
            <text:p>Exp4’</text:p>
          </table:table-cell>
          <table:table-cell table:style-name="ce8" office:value-type="string" calcext:value-type="string">
            <text:p>"(". RegexExp4 ")" </text:p>
          </table:table-cell>
          <table:table-cell office:value-type="string" calcext:value-type="string">
            <text:p>$</text:p>
          </table:table-cell>
          <table:table-cell table:style-name="ce24" office:value-type="string" calcext:value-type="string" table:number-columns-spanned="1" table:number-rows-spanned="2">
            <text:p>RegexExp4→76</text:p>
          </table:table-cell>
          <table:table-cell/>
          <table:table-cell table:style-name="ce26" office:value-type="string" calcext:value-type="string">
            <text:p>Exp4’</text:p>
          </table:table-cell>
          <table:table-cell table:style-name="ce7" office:value-type="string" calcext:value-type="string">
            <text:p>"(" RegexExp4. ")" </text:p>
          </table:table-cell>
          <table:table-cell office:value-type="string" calcext:value-type="string">
            <text:p>$</text:p>
          </table:table-cell>
          <table:table-cell table:style-name="ce24" office:value-type="string" calcext:value-type="string" table:number-columns-spanned="1" table:number-rows-spanned="2">
            <text:p>“)”→77</text:p>
          </table:table-cell>
          <table:table-cell/>
          <table:table-cell table:style-name="ce26" office:value-type="string" calcext:value-type="string">
            <text:p>Exp4’</text:p>
          </table:table-cell>
          <table:table-cell table:style-name="ce7" office:value-type="string" calcext:value-type="string">
            <text:p>"(" RegexExp4 ")". 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6" office:value-type="string" calcext:value-type="string">
            <text:p>Exp4’</text:p>
          </table:table-cell>
          <table:table-cell table:style-name="ce7" office:value-type="string" calcext:value-type="string">
            <text:p>"(" RegexExp4 ")" ";". </text:p>
          </table:table-cell>
          <table:table-cell office:value-type="string" calcext:value-type="string">
            <text:p>$</text:p>
          </table:table-cell>
          <table:table-cell table:number-columns-repeated="5"/>
        </table:table-row>
        <table:table-row table:style-name="ro4">
          <table:table-cell table:number-columns-repeated="18"/>
          <table:table-cell table:style-name="ce2" office:value-type="string" calcext:value-type="string">
            <text:p>ListaCmd</text:p>
          </table:table-cell>
          <table:table-cell table:style-name="ce7" office:value-type="string" calcext:value-type="string">
            <text:p>.ListaCmd’</text:p>
          </table:table-cell>
          <table:table-cell table:style-name="ce9" office:value-type="string" calcext:value-type="string">
            <text:p>return</text:p>
          </table:table-cell>
          <table:table-cell office:value-type="string" calcext:value-type="string">
            <text:p>ListaCmd’→124</text:p>
          </table:table-cell>
          <table:table-cell table:number-columns-repeated="10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ID, ConstInteira, ConstReal, ConstString, true, false, “-” (negação), “!”, (</text:p>
            <text:p/>
          </table:table-cell>
          <table:table-cell office:value-type="string" calcext:value-type="string">
            <text:p>“-”→94</text:p>
          </table:table-cell>
          <table:table-cell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ConstInteira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CmdMetodo</text:p>
          </table:table-cell>
          <table:table-cell table:style-name="ce7" office:value-type="string" calcext:value-type="string">
            <text:p>"(". RegexExp4 ")" ";" </text:p>
          </table:table-cell>
          <table:table-cell office:value-type="string" calcext:value-type="string">
            <text:p>)</text:p>
          </table:table-cell>
          <table:covered-table-cell/>
          <table:table-cell/>
          <table:table-cell table:style-name="ce2" office:value-type="string" calcext:value-type="string">
            <text:p>CmdMetodo</text:p>
          </table:table-cell>
          <table:table-cell table:style-name="ce7" office:value-type="string" calcext:value-type="string">
            <text:p>"(" RegexExp4. ")" ";" </text:p>
          </table:table-cell>
          <table:table-cell office:value-type="string" calcext:value-type="string">
            <text:p>)</text:p>
          </table:table-cell>
          <table:covered-table-cell/>
          <table:table-cell/>
          <table:table-cell table:style-name="ce2" office:value-type="string" calcext:value-type="string">
            <text:p>CmdMetodo</text:p>
          </table:table-cell>
          <table:table-cell table:style-name="ce7" office:value-type="string" calcext:value-type="string">
            <text:p>"(" RegexExp4 ")". ";"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“;”→83</text:p>
          </table:table-cell>
          <table:table-cell table:number-columns-repeated="9"/>
        </table:table-row>
        <table:table-row table:style-name="ro4">
          <table:table-cell table:number-columns-repeated="7"/>
          <table:table-cell table:style-name="ce1" office:value-type="float" office:value="147" calcext:value-type="float" table:number-columns-spanned="3" table:number-rows-spanned="1">
            <text:p>147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>
            <text:p>ListaCmd’</text:p>
          </table:table-cell>
          <table:table-cell table:style-name="ce7" office:value-type="string" calcext:value-type="string">
            <text:p>.Cmd ListaCmd’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→20</text:p>
          </table:table-cell>
          <table:table-cell table:number-columns-repeated="10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ID, ConstInteira, ConstReal, ConstString, true, false, “-” (negação), “!”, (</text:p>
            <text:p/>
          </table:table-cell>
          <table:table-cell office:value-type="string" calcext:value-type="string">
            <text:p>“!”→95</text:p>
          </table:table-cell>
          <table:table-cell table:number-columns-repeated="6"/>
          <table:table-cell table:style-name="ce2" office:value-type="string" calcext:value-type="string">
            <text:p>RegexExp4</text:p>
          </table:table-cell>
          <table:table-cell table:style-name="ce7" office:value-type="string" calcext:value-type="string">
            <text:p>.Expressao RegexExp4’ </text:p>
          </table:table-cell>
          <table:table-cell office:value-type="string" calcext:value-type="string">
            <text:p>)</text:p>
          </table:table-cell>
          <table:table-cell table:style-name="ce42" office:value-type="string" calcext:value-type="string">
            <text:p>Expressao→78</text:p>
          </table:table-cell>
          <table:table-cell table:number-columns-repeated="19"/>
        </table:table-row>
        <table:table-row table:style-name="ro2">
          <table:table-cell table:number-columns-repeated="7"/>
          <table:table-cell table:style-name="ce5" office:value-type="string" calcext:value-type="string">
            <text:p>CmdIF’</text:p>
          </table:table-cell>
          <table:table-cell table:style-name="ce8" office:value-type="string" calcext:value-type="string">
            <text:p>"eles" "{". Cmd "}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Cmd→148</text:p>
          </table:table-cell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IF→21</text:p>
          </table:table-cell>
          <table:table-cell table:number-columns-repeated="112"/>
          <table:table-cell table:style-name="ce29" office:value-type="float" office:value="85" calcext:value-type="float" table:number-columns-spanned="3" table:number-rows-spanned="1">
            <text:p>85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xp1→31</text:p>
          </table:table-cell>
          <table:table-cell/>
          <table:table-cell table:style-name="ce29" office:value-type="float" office:value="78" calcext:value-type="float" table:number-columns-spanned="3" table:number-rows-spanned="1">
            <text:p>78</text:p>
          </table:table-cell>
          <table:covered-table-cell table:number-columns-repeated="2"/>
          <table:table-cell table:number-columns-repeated="2"/>
          <table:table-cell table:style-name="ce29" office:value-type="float" office:value="79" calcext:value-type="float" table:number-columns-spanned="3" table:number-rows-spanned="1">
            <text:p>79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IF→21</text:p>
          </table:table-cell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While→22</text:p>
          </table:table-cell>
          <table:table-cell table:number-columns-repeated="112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ConstReal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/>
          <table:table-cell table:style-name="ce5" office:value-type="string" calcext:value-type="string">
            <text:p>RegexExp4</text:p>
          </table:table-cell>
          <table:table-cell table:style-name="ce8" office:value-type="string" calcext:value-type="string">
            <text:p>Expressao. RegexExp4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egexExp4’ →79</text:p>
          </table:table-cell>
          <table:table-cell/>
          <table:table-cell table:style-name="ce2" office:value-type="string" calcext:value-type="string">
            <text:p>RegexExp4</text:p>
          </table:table-cell>
          <table:table-cell table:style-name="ce7" office:value-type="string" calcext:value-type="string">
            <text:p>Expressao RegexExp4’. </text:p>
          </table:table-cell>
          <table:table-cell office:value-type="string" calcext:value-type="string">
            <text:p>$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While→22</text:p>
          </table:table-cell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Print→23</text:p>
          </table:table-cell>
          <table:table-cell table:number-columns-repeated="11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/>
          <table:table-cell table:style-name="ce2" office:value-type="string" calcext:value-type="string">
            <text:p>RegexExp4’</text:p>
          </table:table-cell>
          <table:table-cell table:style-name="ce7" office:value-type="string" calcext:value-type="string">
            <text:p>."," Expressao RegexExp4’ </text:p>
          </table:table-cell>
          <table:table-cell office:value-type="string" calcext:value-type="string">
            <text:p>“,”</text:p>
          </table:table-cell>
          <table:table-cell office:value-type="string" calcext:value-type="string">
            <text:p>“,”→80</text:p>
          </table:table-cell>
          <table:table-cell table:number-columns-repeated="14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→23</text:p>
          </table:table-cell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CmdPrintln→24</text:p>
          </table:table-cell>
          <table:table-cell table:number-columns-repeated="112"/>
          <table:table-cell table:style-name="ce29" office:value-type="float" office:value="86" calcext:value-type="float" table:number-columns-spanned="3" table:number-rows-spanned="1">
            <text:p>86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“,”</text:p>
          </table:table-cell>
          <table:table-cell office:value-type="string" calcext:value-type="string">
            <text:p>Exp1→31</text:p>
          </table:table-cell>
          <table:table-cell table:number-columns-repeated="3"/>
          <table:table-cell table:style-name="Default"/>
          <table:table-cell table:number-columns-repeated="2"/>
          <table:table-cell table:style-name="ce29" office:value-type="float" office:value="81" calcext:value-type="float" table:number-columns-spanned="3" table:number-rows-spanned="1">
            <text:p>81</text:p>
          </table:table-cell>
          <table:covered-table-cell table:number-columns-repeated="2"/>
          <table:table-cell table:number-columns-repeated="2"/>
          <table:table-cell table:style-name="ce29" office:value-type="float" office:value="82" calcext:value-type="float" table:number-columns-spanned="3" table:number-rows-spanned="1">
            <text:p>82</text:p>
          </table:table-cell>
          <table:covered-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ln→24</text:p>
          </table:table-cell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ID→25</text:p>
          </table:table-cell>
          <table:table-cell table:number-columns-repeated="112"/>
          <table:table-cell table:style-name="ce18" office:value-type="string" calcext:value-type="string">
            <text:p>Exp4</text:p>
          </table:table-cell>
          <table:table-cell table:style-name="ce7" office:value-type="string" calcext:value-type="string">
            <text:p>ConstString. 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string" calcext:value-type="string">
            <text:p>RegexExp4’</text:p>
          </table:table-cell>
          <table:table-cell table:style-name="ce8" office:value-type="string" calcext:value-type="string">
            <text:p>"," Expressao. RegexExp4’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RegexExp4’→82</text:p>
          </table:table-cell>
          <table:table-cell/>
          <table:table-cell table:style-name="ce2" office:value-type="string" calcext:value-type="string">
            <text:p>RegexExp4’</text:p>
          </table:table-cell>
          <table:table-cell table:style-name="ce7" office:value-type="string" calcext:value-type="string">
            <text:p>"," Expressao RegexExp4’ .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ID→25</text:p>
          </table:table-cell>
          <table:table-cell table:number-columns-repeated="7"/>
          <table:table-cell table:style-name="ce2" office:value-type="string" calcext:value-type="string">
            <text:p>CmdIF</text:p>
          </table:table-cell>
          <table:table-cell office:value-type="string" calcext:value-type="string">
            <text:p>."if" "(" Expressao ")" "{" Cmd "}" CmdIF’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if”→138</text:p>
          </table:table-cell>
          <table:table-cell table:number-columns-repeated="11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3"/>
          <table:table-cell table:style-name="Default"/>
          <table:table-cell table:number-columns-repeated="2"/>
          <table:table-cell table:style-name="ce2" office:value-type="string" calcext:value-type="string">
            <text:p>RegexExp4’</text:p>
          </table:table-cell>
          <table:table-cell table:style-name="ce7" office:value-type="string" calcext:value-type="string">
            <text:p>."," Expressao RegexExp4’ </text:p>
          </table:table-cell>
          <table:table-cell office:value-type="string" calcext:value-type="string">
            <text:p>“,”</text:p>
          </table:table-cell>
          <table:table-cell office:value-type="string" calcext:value-type="string">
            <text:p>“.”→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."if" "(" Expressao ")" "{" Cmd "}" CmdIF’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if”→138</text:p>
          </table:table-cell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while”→150</text:p>
          </table:table-cell>
          <table:table-cell table:number-columns-repeated="112"/>
          <table:table-cell table:style-name="ce29" office:value-type="float" office:value="87" calcext:value-type="float" table:number-columns-spanned="3" table:number-rows-spanned="1">
            <text:p>87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while”→150</text:p>
          </table:table-cell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print”→157</text:p>
          </table:table-cell>
          <table:table-cell table:number-columns-repeated="112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"true" 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print”→157</text:p>
          </table:table-cell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table:style-name="ce9" office:value-type="string" calcext:value-type="string">
            <text:p><text:s/>if, while, print, println, ID </text:p>
          </table:table-cell>
          <table:table-cell office:value-type="string" calcext:value-type="string">
            <text:p>“println”→163</text:p>
          </table:table-cell>
          <table:table-cell table:number-columns-repeated="11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println”→163</text:p>
          </table:table-cell>
          <table:table-cell table:number-columns-repeated="9"/>
          <table:table-cell table:style-name="Default"/>
          <table:table-cell table:number-columns-repeated="113"/>
          <table:table-cell table:style-name="ce29" office:value-type="float" office:value="88" calcext:value-type="float" table:number-columns-spanned="3" table:number-rows-spanned="1">
            <text:p>88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9"/>
          <table:table-cell table:style-name="Default"/>
          <table:table-cell table:number-columns-repeated="10"/>
          <table:table-cell table:style-name="Default"/>
          <table:table-cell table:number-columns-repeated="113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"false".</text:p>
          </table:table-cell>
          <table:table-cell office:value-type="string" calcext:value-type="string">
            <text:p>$</text:p>
          </table:table-cell>
          <table:table-cell table:number-columns-repeated="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1" office:value-type="float" office:value="148" calcext:value-type="float" table:number-columns-spanned="3" table:number-rows-spanned="1">
            <text:p>148</text:p>
          </table:table-cell>
          <table:covered-table-cell table:number-columns-repeated="2"/>
          <table:table-cell table:number-columns-repeated="8"/>
          <table:table-cell table:style-name="ce1" office:value-type="float" office:value="113" calcext:value-type="float" table:number-columns-spanned="3" table:number-rows-spanned="1">
            <text:p>113</text:p>
          </table:table-cell>
          <table:covered-table-cell table:number-columns-repeated="2"/>
          <table:table-cell table:number-columns-repeated="118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IF’</text:p>
          </table:table-cell>
          <table:table-cell table:style-name="ce7" office:value-type="string" calcext:value-type="string">
            <text:p>"eles" "{"Cmd. "}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}”→149</text:p>
          </table:table-cell>
          <table:table-cell table:number-columns-repeated="7"/>
          <table:table-cell table:style-name="ce5" office:value-type="string" calcext:value-type="string">
            <text:p>Metodo</text:p>
          </table:table-cell>
          <table:table-cell table:style-name="ce8" office:value-type="string" calcext:value-type="string">
            <text:p>Tipo ID "(" RegexListaParam ")" "{" RegexDeclaraVar ListaCmd. Retorno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Retorno→114</text:p>
          </table:table-cell>
          <table:table-cell table:number-columns-repeated="112"/>
          <table:table-cell table:style-name="ce29" office:value-type="float" office:value="89" calcext:value-type="float" table:number-columns-spanned="3" table:number-rows-spanned="1">
            <text:p>89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4">
          <table:table-cell table:number-columns-repeated="18"/>
          <table:table-cell table:style-name="ce2" office:value-type="string" calcext:value-type="string">
            <text:p>Retorno</text:p>
          </table:table-cell>
          <table:table-cell table:style-name="ce7" office:value-type="string" calcext:value-type="string">
            <text:p>."return" Expressao";" <text:s/>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“return”→116</text:p>
          </table:table-cell>
          <table:table-cell table:number-columns-repeated="112"/>
          <table:table-cell table:style-name="ce21" office:value-type="string" calcext:value-type="string">
            <text:p>Exp4</text:p>
          </table:table-cell>
          <table:table-cell table:style-name="ce8" office:value-type="string" calcext:value-type="string">
            <text:p>OpUnario. Expressao </text:p>
          </table:table-cell>
          <table:table-cell office:value-type="string" calcext:value-type="string">
            <text:p><text:span text:style-name="T2">$,ID, ConstInteira, ConstReal, ConstString, true, false, “-” (negação), “!”, (</text:span></text:p>
            <text:p/>
          </table:table-cell>
          <table:table-cell office:value-type="string" calcext:value-type="string">
            <text:p>Expressao→90</text:p>
          </table:table-cell>
          <table:table-cell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1" office:value-type="float" office:value="149" calcext:value-type="float" table:number-columns-spanned="3" table:number-rows-spanned="1">
            <text:p>149</text:p>
          </table:table-cell>
          <table:covered-table-cell table:number-columns-repeated="2"/>
          <table:table-cell table:number-columns-repeated="124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*, /, +, -, &lt;, &lt;=, &gt;, &gt;=, ==, !=, &amp;&amp;, ||, “;”, ), “,” </text:p>
          </table:table-cell>
          <table:table-cell office:value-type="string" calcext:value-type="string">
            <text:p>Exp1→31</text:p>
          </table:table-cell>
          <table:table-cell table:number-columns-repeated="6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IF’</text:p>
          </table:table-cell>
          <table:table-cell table:style-name="ce7" office:value-type="string" calcext:value-type="string">
            <text:p>"eles" "{"Cmd "}".</text:p>
          </table:table-cell>
          <table:table-cell office:value-type="string" calcext:value-type="string">
            <text:p>$</text:p>
          </table:table-cell>
          <table:table-cell table:number-columns-repeated="8"/>
          <table:table-cell table:style-name="ce1" office:value-type="float" office:value="114" calcext:value-type="float" table:number-columns-spanned="3" table:number-rows-spanned="1">
            <text:p>114</text:p>
          </table:table-cell>
          <table:covered-table-cell table:number-columns-repeated="2"/>
          <table:table-cell table:number-columns-repeated="113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6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9"/>
          <table:table-cell table:style-name="Default"/>
          <table:table-cell table:number-columns-repeated="8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 "(" RegexListaParam ")" "{" RegexDeclaraVar ListaCmd Retorno. "}" </text:p>
          </table:table-cell>
          <table:table-cell table:style-name="ce9" office:value-type="string" calcext:value-type="string">
            <text:p>public,$</text:p>
          </table:table-cell>
          <table:table-cell office:value-type="string" calcext:value-type="string">
            <text:p>“}”→115</text:p>
          </table:table-cell>
          <table:table-cell table:number-columns-repeated="112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6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1" office:value-type="float" office:value="150" calcext:value-type="float" table:number-columns-spanned="3" table:number-rows-spanned="1">
            <text:p>150</text:p>
          </table:table-cell>
          <table:covered-table-cell/>
          <table:covered-table-cell table:style-name="Default"/>
          <table:table-cell table:number-columns-repeated="124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1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"while". "(" Expressao ")" "{" Cmd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(“→151</text:p>
          </table:table-cell>
          <table:table-cell table:number-columns-repeated="7"/>
          <table:table-cell table:style-name="ce1" office:value-type="float" office:value="115" calcext:value-type="float" table:number-columns-spanned="3" table:number-rows-spanned="1">
            <text:p>115</text:p>
          </table:table-cell>
          <table:covered-table-cell table:number-columns-repeated="2"/>
          <table:table-cell table:number-columns-repeated="1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13"/>
          <table:table-cell table:style-name="Default"/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18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 "(" RegexListaParam ")" "{" RegexDeclaraVar ListaCmd Retorno "}" .</text:p>
          </table:table-cell>
          <table:table-cell table:style-name="ce9" office:value-type="string" calcext:value-type="string">
            <text:p>public,$</text:p>
          </table:table-cell>
          <table:table-cell table:number-columns-repeated="1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/>
          <table:table-cell table:style-name="ce29" office:value-type="float" office:value="90" calcext:value-type="float" table:number-columns-spanned="3" table:number-rows-spanned="1">
            <text:p>90</text:p>
          </table:table-cell>
          <table:covered-table-cell table:number-columns-repeated="2"/>
          <table:table-cell table:number-columns-repeated="9"/>
          <table:table-cell table:style-name="Default"/>
          <table:table-cell table:number-columns-repeated="10"/>
        </table:table-row>
        <table:table-row table:style-name="ro4">
          <table:table-cell table:number-columns-repeated="7"/>
          <table:table-cell table:style-name="ce1" office:value-type="float" office:value="151" calcext:value-type="float" table:number-columns-spanned="3" table:number-rows-spanned="1">
            <text:p>151</text:p>
          </table:table-cell>
          <table:covered-table-cell/>
          <table:covered-table-cell table:style-name="Default"/>
          <table:table-cell table:number-columns-repeated="124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/>
          <table:table-cell table:style-name="ce23" office:value-type="string" calcext:value-type="string">
            <text:p>Exp4</text:p>
          </table:table-cell>
          <table:table-cell table:style-name="ce11" office:value-type="string" calcext:value-type="string">
            <text:p>OpUnario Expressao .</text:p>
          </table:table-cell>
          <table:table-cell office:value-type="string" calcext:value-type="string">
            <text:p><text:span text:style-name="T2">$,ID, ConstInteira, ConstReal, ConstString, true, false, “-” (negação), “!”, (</text:span></text:p>
            <text:p/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5" office:value-type="string" calcext:value-type="string">
            <text:p>CmdWhile</text:p>
          </table:table-cell>
          <table:table-cell table:style-name="ce8" office:value-type="string" calcext:value-type="string">
            <text:p>"while" "(". Expressao ")" "{" Cmd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ressao→152</text:p>
          </table:table-cell>
          <table:table-cell table:number-columns-repeated="7"/>
          <table:table-cell table:style-name="ce1" office:value-type="float" office:value="116" calcext:value-type="float" table:number-columns-spanned="3" table:number-rows-spanned="1">
            <text:p>116</text:p>
          </table:table-cell>
          <table:covered-table-cell table:style-name="ce1" office:value-type="float" office:value="115" calcext:value-type="float">
            <text:p>115</text:p>
          </table:covered-table-cell>
          <table:covered-table-cell/>
          <table:table-cell table:number-columns-repeated="113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13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xp1→31</text:p>
          </table:table-cell>
          <table:table-cell table:number-columns-repeated="7"/>
          <table:table-cell table:style-name="ce5" office:value-type="string" calcext:value-type="string">
            <text:p>Retorno</text:p>
          </table:table-cell>
          <table:table-cell table:style-name="ce8" office:value-type="string" calcext:value-type="string">
            <text:p>"return". Expressao";" <text:s/>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Expressao→117</text:p>
          </table:table-cell>
          <table:table-cell table:number-columns-repeated="11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7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<text:s text:c="2"/>;</text:p>
          </table:table-cell>
          <table:table-cell office:value-type="string" calcext:value-type="string">
            <text:p>Exp1→31</text:p>
          </table:table-cell>
          <table:table-cell table:number-columns-repeated="11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7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11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112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7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11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11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office:value-type="string" calcext:value-type="string">
            <text:p><text:s/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114"/>
          <table:table-cell table:style-name="Default"/>
          <table:table-cell table:number-columns-repeated="25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112"/>
          <table:table-cell table:style-name="ce29" office:value-type="float" office:value="93" calcext:value-type="float" table:number-columns-spanned="3" table:number-rows-spanned="1">
            <text:p>93</text:p>
          </table:table-cell>
          <table:covered-table-cell table:number-columns-repeated="2"/>
          <table:table-cell table:number-columns-repeated="25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112"/>
          <table:table-cell table:style-name="ce19" office:value-type="string" calcext:value-type="string">
            <text:p>Exp4</text:p>
          </table:table-cell>
          <table:table-cell table:style-name="ce7" office:value-type="string" calcext:value-type="string">
            <text:p>"("Expressao")" .</text:p>
          </table:table-cell>
          <table:table-cell office:value-type="string" calcext:value-type="string">
            <text:p>$</text:p>
          </table:table-cell>
          <table:table-cell table:number-columns-repeated="25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112"/>
          <table:table-cell table:style-name="ce2"/>
          <table:table-cell table:style-name="ce7"/>
          <table:table-cell table:number-columns-repeated="26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112"/>
          <table:table-cell table:style-name="ce29" office:value-type="float" office:value="94" calcext:value-type="float" table:number-columns-spanned="3" table:number-rows-spanned="1">
            <text:p>94</text:p>
          </table:table-cell>
          <table:covered-table-cell table:number-columns-repeated="2"/>
          <table:table-cell table:number-columns-repeated="25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112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"-".</text:p>
          </table:table-cell>
          <table:table-cell office:value-type="string" calcext:value-type="string">
            <text:p>$</text:p>
          </table:table-cell>
          <table:table-cell table:number-columns-repeated="25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140"/>
        </table:table-row>
        <table:table-row table:style-name="ro2">
          <table:table-cell table:number-columns-repeated="9"/>
          <table:table-cell table:style-name="Default"/>
          <table:table-cell table:number-columns-repeated="8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112"/>
          <table:table-cell table:style-name="ce29" office:value-type="float" office:value="95" calcext:value-type="float" table:number-columns-spanned="3" table:number-rows-spanned="1">
            <text:p>95</text:p>
          </table:table-cell>
          <table:covered-table-cell table:number-columns-repeated="2"/>
          <table:table-cell table:number-columns-repeated="25"/>
        </table:table-row>
        <table:table-row table:style-name="ro2">
          <table:table-cell table:number-columns-repeated="9"/>
          <table:table-cell table:style-name="Default"/>
          <table:table-cell table:number-columns-repeated="124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"!".</text:p>
          </table:table-cell>
          <table:table-cell office:value-type="string" calcext:value-type="string">
            <text:p>$</text:p>
          </table:table-cell>
          <table:table-cell table:number-columns-repeated="25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table:style-name="ce1" office:value-type="float" office:value="117" calcext:value-type="float" table:number-columns-spanned="3" table:number-rows-spanned="1">
            <text:p>117</text:p>
          </table:table-cell>
          <table:covered-table-cell table:style-name="ce1" office:value-type="float" office:value="115" calcext:value-type="float">
            <text:p>115</text:p>
          </table:covered-table-cell>
          <table:covered-table-cell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52" calcext:value-type="float" table:number-columns-spanned="3" table:number-rows-spanned="1">
            <text:p>152</text:p>
          </table:table-cell>
          <table:covered-table-cell/>
          <table:covered-table-cell table:style-name="Default"/>
          <table:table-cell table:number-columns-repeated="8"/>
          <table:table-cell table:style-name="ce2" office:value-type="string" calcext:value-type="string">
            <text:p>Retorno</text:p>
          </table:table-cell>
          <table:table-cell table:style-name="ce7" office:value-type="string" calcext:value-type="string">
            <text:p>"return" Expressao.";" <text:s/></text:p>
          </table:table-cell>
          <table:table-cell office:value-type="string" calcext:value-type="string">
            <text:p><text:s/>}</text:p>
          </table:table-cell>
          <table:table-cell office:value-type="string" calcext:value-type="string">
            <text:p>“;”→118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11" office:value-type="string" calcext:value-type="string">
            <text:p>"while" "(" Expressao. ")" "{" Cmd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)”→153</text:p>
          </table:table-cell>
          <table:table-cell table:number-columns-repeated="151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table:style-name="ce1" office:value-type="float" office:value="118" calcext:value-type="float" table:number-columns-spanned="3" table:number-rows-spanned="1">
            <text:p>118</text:p>
          </table:table-cell>
          <table:covered-table-cell table:style-name="ce1" office:value-type="float" office:value="115" calcext:value-type="float">
            <text:p>115</text:p>
          </table:covered-table-cell>
          <table:covered-table-cell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53" calcext:value-type="float" table:number-columns-spanned="3" table:number-rows-spanned="1">
            <text:p>153</text:p>
          </table:table-cell>
          <table:covered-table-cell/>
          <table:covered-table-cell table:style-name="Default"/>
          <table:table-cell table:number-columns-repeated="8"/>
          <table:table-cell table:style-name="ce2" office:value-type="string" calcext:value-type="string">
            <text:p>Retorno</text:p>
          </table:table-cell>
          <table:table-cell table:style-name="ce7" office:value-type="string" calcext:value-type="string">
            <text:p>"return" Expressao";". <text:s/></text:p>
          </table:table-cell>
          <table:table-cell office:value-type="string" calcext:value-type="string">
            <text:p><text:s/>}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"while" "(" Expressao ")". "{" Cmd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{“→154</text:p>
          </table:table-cell>
          <table:table-cell table:number-columns-repeated="151"/>
        </table:table-row>
        <table:table-row table:style-name="ro1">
          <table:table-cell table:number-columns-repeated="18"/>
          <table:table-cell table:style-name="ce1" office:value-type="float" office:value="119" calcext:value-type="float" table:number-columns-spanned="3" table:number-rows-spanned="1">
            <text:p>119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54" calcext:value-type="float" table:number-columns-spanned="3" table:number-rows-spanned="1">
            <text:p>154</text:p>
          </table:table-cell>
          <table:covered-table-cell/>
          <table:covered-table-cell table:style-name="Default"/>
          <table:table-cell table:number-columns-repeated="8"/>
          <table:table-cell table:style-name="ce5" office:value-type="string" calcext:value-type="string">
            <text:p>RegexDeclaraVar</text:p>
          </table:table-cell>
          <table:table-cell table:style-name="ce8" office:value-type="string" calcext:value-type="string">
            <text:p>DeclaracaoVar. RegexDeclaraVar </text:p>
          </table:table-cell>
          <table:table-cell office:value-type="string" calcext:value-type="string">
            <text:p>$,}</text:p>
          </table:table-cell>
          <table:table-cell office:value-type="string" calcext:value-type="string">
            <text:p><text:s/>RegexDeclaraVar→120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5" office:value-type="string" calcext:value-type="string">
            <text:p>CmdWhile</text:p>
          </table:table-cell>
          <table:table-cell table:style-name="ce8" office:value-type="string" calcext:value-type="string">
            <text:p>"while" "(" Expressao ")" "{". Cmd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Cmd→155</text:p>
          </table:table-cell>
          <table:table-cell table:number-columns-repeated="7"/>
          <table:table-cell table:style-name="ce2" office:value-type="string" calcext:value-type="string">
            <text:p>RegexDeclaraVar</text:p>
          </table:table-cell>
          <table:table-cell table:style-name="ce7" office:value-type="string" calcext:value-type="string">
            <text:p>.DeclaracaoVar RegexDeclaraVar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DeclaracaoVar→119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IF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IF→21</text:p>
          </table:table-cell>
          <table:table-cell table:number-columns-repeated="7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.Tipo ID ";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Tipo→121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Whil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While→22</text:p>
          </table:table-cell>
          <table:table-cell table:number-columns-repeated="7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boolean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boolean" →47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→23</text:p>
          </table:table-cell>
          <table:table-cell table:number-columns-repeated="7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in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int" →134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CmdPrintln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CmdPrintln→24</text:p>
          </table:table-cell>
          <table:table-cell table:number-columns-repeated="7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string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string" →135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</text:p>
          </table:table-cell>
          <table:table-cell table:style-name="ce7" office:value-type="string" calcext:value-type="string">
            <text:p>.ID Cmd’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ID→25</text:p>
          </table:table-cell>
          <table:table-cell table:number-columns-repeated="7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float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float" →136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IF</text:p>
          </table:table-cell>
          <table:table-cell table:style-name="ce7" office:value-type="string" calcext:value-type="string">
            <text:p>."if" "(" Expressao ")" "{" Cmd "}" CmdIF’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if”→138</text:p>
          </table:table-cell>
          <table:table-cell table:number-columns-repeated="7"/>
          <table:table-cell table:style-name="ce2" office:value-type="string" calcext:value-type="string">
            <text:p>Tipo</text:p>
          </table:table-cell>
          <table:table-cell table:style-name="ce7" office:value-type="string" calcext:value-type="string">
            <text:p>."void" </text:p>
          </table:table-cell>
          <table:table-cell table:style-name="ce9" office:value-type="string" calcext:value-type="string">
            <text:p>ID</text:p>
          </table:table-cell>
          <table:table-cell office:value-type="string" calcext:value-type="string">
            <text:p>"void" →137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."while" "(" Expressao ")" "{" Cmd "}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while”→150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."print" "(" Expressao ")" ";"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print”→157</text:p>
          </table:table-cell>
          <table:table-cell table:number-columns-repeated="7"/>
          <table:table-cell table:style-name="ce1" office:value-type="float" office:value="120" calcext:value-type="float" table:number-columns-spanned="3" table:number-rows-spanned="1">
            <text:p>120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."println" "(" Expressao ")" ";" 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“println”→163</text:p>
          </table:table-cell>
          <table:table-cell table:number-columns-repeated="7"/>
          <table:table-cell table:style-name="ce2" office:value-type="string" calcext:value-type="string">
            <text:p>RegexDeclaraVar</text:p>
          </table:table-cell>
          <table:table-cell table:style-name="ce7" office:value-type="string" calcext:value-type="string">
            <text:p>DeclaracaoVar RegexDeclaraVar .</text:p>
          </table:table-cell>
          <table:table-cell office:value-type="string" calcext:value-type="string">
            <text:p>$,}</text:p>
          </table:table-cell>
          <table:table-cell table:number-columns-repeated="141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55" calcext:value-type="float" table:number-columns-spanned="3" table:number-rows-spanned="1">
            <text:p>155</text:p>
          </table:table-cell>
          <table:covered-table-cell/>
          <table:covered-table-cell table:style-name="Default"/>
          <table:table-cell table:number-columns-repeated="8"/>
          <table:table-cell table:style-name="ce1" office:value-type="float" office:value="121" calcext:value-type="float" table:number-columns-spanned="3" table:number-rows-spanned="1">
            <text:p>121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"while" "(" Expressao ")" "{" Cmd.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}”→156</text:p>
          </table:table-cell>
          <table:table-cell table:number-columns-repeated="7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. ID ";" </text:p>
          </table:table-cell>
          <table:table-cell office:value-type="string" calcext:value-type="string">
            <text:p>boolean, int, string, float, void,},$</text:p>
          </table:table-cell>
          <table:table-cell office:value-type="string" calcext:value-type="string">
            <text:p>ID→122</text:p>
          </table:table-cell>
          <table:table-cell table:number-columns-repeated="140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56" calcext:value-type="float" table:number-columns-spanned="3" table:number-rows-spanned="1">
            <text:p>156</text:p>
          </table:table-cell>
          <table:covered-table-cell/>
          <table:covered-table-cell table:style-name="Default"/>
          <table:table-cell table:number-columns-repeated="8"/>
          <table:table-cell table:style-name="ce1" office:value-type="float" office:value="122" calcext:value-type="float" table:number-columns-spanned="3" table:number-rows-spanned="1">
            <text:p>122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While</text:p>
          </table:table-cell>
          <table:table-cell table:style-name="ce7" office:value-type="string" calcext:value-type="string">
            <text:p>"while" "(" Expressao ")" "{" Cmd"}" .</text:p>
          </table:table-cell>
          <table:table-cell office:value-type="string" calcext:value-type="string">
            <text:p>$</text:p>
          </table:table-cell>
          <table:table-cell table:number-columns-repeated="8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 ID. ";" </text:p>
          </table:table-cell>
          <table:table-cell office:value-type="string" calcext:value-type="string">
            <text:p>boolean, int, string, float, void,},$</text:p>
          </table:table-cell>
          <table:table-cell office:value-type="string" calcext:value-type="string">
            <text:p>“;”→123</text:p>
          </table:table-cell>
          <table:table-cell table:number-columns-repeated="140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57" calcext:value-type="float" table:number-columns-spanned="3" table:number-rows-spanned="1">
            <text:p>157</text:p>
          </table:table-cell>
          <table:covered-table-cell table:number-columns-repeated="2"/>
          <table:table-cell table:number-columns-repeated="8"/>
          <table:table-cell table:style-name="ce1" office:value-type="float" office:value="123" calcext:value-type="float" table:number-columns-spanned="3" table:number-rows-spanned="1">
            <text:p>123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"print". "(" Expressao ")" ";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(“→158</text:p>
          </table:table-cell>
          <table:table-cell table:number-columns-repeated="7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 ID ";". </text:p>
          </table:table-cell>
          <table:table-cell office:value-type="string" calcext:value-type="string">
            <text:p>boolean, int, string, float, void,},$</text:p>
          </table:table-cell>
          <table:table-cell table:number-columns-repeated="141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58" calcext:value-type="float" table:number-columns-spanned="3" table:number-rows-spanned="1">
            <text:p>158</text:p>
          </table:table-cell>
          <table:covered-table-cell table:number-columns-repeated="2"/>
          <table:table-cell table:number-columns-repeated="8"/>
          <table:table-cell table:style-name="ce1" office:value-type="float" office:value="124" calcext:value-type="float" table:number-columns-spanned="3" table:number-rows-spanned="1">
            <text:p>124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5" office:value-type="string" calcext:value-type="string">
            <text:p>CmdPrint</text:p>
          </table:table-cell>
          <table:table-cell table:style-name="ce8" office:value-type="string" calcext:value-type="string">
            <text:p>"print" "(". Expressao ")" ";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ressao→159</text:p>
          </table:table-cell>
          <table:table-cell table:number-columns-repeated="7"/>
          <table:table-cell table:style-name="ce2" office:value-type="string" calcext:value-type="string">
            <text:p>ListaCmd</text:p>
          </table:table-cell>
          <table:table-cell table:style-name="ce7" office:value-type="string" calcext:value-type="string">
            <text:p>ListaCmd’.</text:p>
          </table:table-cell>
          <table:table-cell office:value-type="string" calcext:value-type="string">
            <text:p>return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Exp1→31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7"/>
          <table:table-cell table:style-name="ce1" office:value-type="float" office:value="125" calcext:value-type="float" table:number-columns-spanned="3" table:number-rows-spanned="1">
            <text:p>125</text:p>
          </table:table-cell>
          <table:covered-table-cell table:style-name="ce1" office:value-type="float" office:value="124" calcext:value-type="float">
            <text:p>124</text:p>
          </table:covered-table-cell>
          <table:covered-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7"/>
          <table:table-cell table:style-name="ce2" office:value-type="string" calcext:value-type="string">
            <text:p>RegexListaParam</text:p>
          </table:table-cell>
          <table:table-cell table:style-name="ce7" office:value-type="string" calcext:value-type="string">
            <text:p>ListaParam.</text:p>
          </table:table-cell>
          <table:table-cell table:style-name="ce9" office:value-type="string" calcext:value-type="string">
            <text:p>$,)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15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7"/>
          <table:table-cell table:style-name="ce1" office:value-type="float" office:value="126" calcext:value-type="float" table:number-columns-spanned="3" table:number-rows-spanned="1">
            <text:p>126</text:p>
          </table:table-cell>
          <table:covered-table-cell table:style-name="ce7" office:value-type="string" calcext:value-type="string">
            <text:p>.Param ListaParam’ </text:p>
          </table:covered-table-cell>
          <table:covered-table-cell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7"/>
          <table:table-cell table:style-name="ce5" office:value-type="string" calcext:value-type="string">
            <text:p>ListaParam</text:p>
          </table:table-cell>
          <table:table-cell table:style-name="ce8" office:value-type="string" calcext:value-type="string">
            <text:p>Param. ListaParam’ </text:p>
          </table:table-cell>
          <table:table-cell table:style-name="ce9" office:value-type="string" calcext:value-type="string">
            <text:p>$,)</text:p>
          </table:table-cell>
          <table:table-cell office:value-type="string" calcext:value-type="string">
            <text:p>ListaParam’→127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7"/>
          <table:table-cell table:style-name="ce2" office:value-type="string" calcext:value-type="string">
            <text:p>ListaParam’</text:p>
          </table:table-cell>
          <table:table-cell table:style-name="ce7" office:value-type="string" calcext:value-type="string">
            <text:p>.”, ” ListaParam </text:p>
          </table:table-cell>
          <table:table-cell table:style-name="ce9" office:value-type="string" calcext:value-type="string">
            <text:p>)</text:p>
          </table:table-cell>
          <table:table-cell office:value-type="string" calcext:value-type="string">
            <text:p>”, ”→80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15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7"/>
          <table:table-cell table:style-name="ce1" office:value-type="float" office:value="127" calcext:value-type="float" table:number-columns-spanned="3" table:number-rows-spanned="1">
            <text:p>127</text:p>
          </table:table-cell>
          <table:covered-table-cell table:style-name="ce7" office:value-type="string" calcext:value-type="string">
            <text:p>.Param ListaParam’ </text:p>
          </table:covered-table-cell>
          <table:covered-table-cell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7"/>
          <table:table-cell table:style-name="ce2" office:value-type="string" calcext:value-type="string">
            <text:p>ListaParam</text:p>
          </table:table-cell>
          <table:table-cell table:style-name="ce7" office:value-type="string" calcext:value-type="string">
            <text:p>Param ListaParam’ .</text:p>
          </table:table-cell>
          <table:table-cell office:value-type="string" calcext:value-type="string">
            <text:p>)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15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7"/>
          <table:table-cell table:style-name="ce1" office:value-type="float" office:value="129" calcext:value-type="float" table:number-columns-spanned="3" table:number-rows-spanned="1">
            <text:p>129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7"/>
          <table:table-cell table:style-name="ce2" office:value-type="string" calcext:value-type="string">
            <text:p>ListaParam’</text:p>
          </table:table-cell>
          <table:table-cell table:style-name="ce7" office:value-type="string" calcext:value-type="string">
            <text:p>”, ”ListaParam .</text:p>
          </table:table-cell>
          <table:table-cell office:value-type="string" calcext:value-type="string">
            <text:p>),$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151"/>
        </table:table-row>
        <table:table-row table:style-name="ro1">
          <table:table-cell table:number-columns-repeated="9"/>
          <table:table-cell table:style-name="Default"/>
          <table:table-cell table:number-columns-repeated="8"/>
          <table:table-cell table:style-name="ce1" office:value-type="float" office:value="130" calcext:value-type="float" table:number-columns-spanned="3" table:number-rows-spanned="1">
            <text:p>130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59" calcext:value-type="float" table:number-columns-spanned="3" table:number-rows-spanned="1">
            <text:p>159</text:p>
          </table:table-cell>
          <table:covered-table-cell table:number-columns-repeated="2"/>
          <table:table-cell table:number-columns-repeated="8"/>
          <table:table-cell table:style-name="ce5" office:value-type="string" calcext:value-type="string">
            <text:p>Param</text:p>
          </table:table-cell>
          <table:table-cell table:style-name="ce8" office:value-type="string" calcext:value-type="string">
            <text:p>Tipo. ID </text:p>
          </table:table-cell>
          <table:table-cell office:value-type="string" calcext:value-type="string">
            <text:p>$,)</text:p>
          </table:table-cell>
          <table:table-cell office:value-type="string" calcext:value-type="string">
            <text:p>ID→131</text:p>
          </table:table-cell>
          <table:table-cell table:number-columns-repeated="140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"print" "(" Expressao. ")" ";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)”→160</text:p>
          </table:table-cell>
          <table:table-cell table:number-columns-repeated="7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. ID ";" </text:p>
          </table:table-cell>
          <table:table-cell office:value-type="string" calcext:value-type="string">
            <text:p>$</text:p>
          </table:table-cell>
          <table:table-cell table:number-columns-repeated="141"/>
        </table:table-row>
        <table:table-row table:style-name="ro2">
          <table:table-cell table:number-columns-repeated="18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. ID "(" RegexListaParam ")" "{" RegexDeclaraVar ListaCmd Retorno "}" </text:p>
          </table:table-cell>
          <table:table-cell office:value-type="string" calcext:value-type="string">
            <text:p>$</text:p>
          </table:table-cell>
          <table:table-cell table:number-columns-repeated="141"/>
        </table:table-row>
        <table:table-row table:style-name="ro1">
          <table:table-cell table:number-columns-repeated="7"/>
          <table:table-cell table:style-name="ce1" office:value-type="float" office:value="160" calcext:value-type="float" table:number-columns-spanned="3" table:number-rows-spanned="1">
            <text:p>160</text:p>
          </table:table-cell>
          <table:covered-table-cell table:number-columns-repeated="2"/>
          <table:table-cell table:number-columns-repeated="10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"print" "(" Expressao. ")" ";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)”→161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1">
          <table:table-cell table:number-columns-repeated="18"/>
          <table:table-cell table:style-name="ce1" office:value-type="float" office:value="131" calcext:value-type="float" table:number-columns-spanned="3" table:number-rows-spanned="1">
            <text:p>131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61" calcext:value-type="float" table:number-columns-spanned="3" table:number-rows-spanned="1">
            <text:p>161</text:p>
          </table:table-cell>
          <table:covered-table-cell table:number-columns-repeated="2"/>
          <table:table-cell table:number-columns-repeated="8"/>
          <table:table-cell table:style-name="ce5" office:value-type="string" calcext:value-type="string">
            <text:p>Param</text:p>
          </table:table-cell>
          <table:table-cell table:style-name="ce8" office:value-type="string" calcext:value-type="string">
            <text:p>Tipo ID. </text:p>
          </table:table-cell>
          <table:table-cell office:value-type="string" calcext:value-type="string">
            <text:p>$,)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"print" "(" Expressao ")". ";"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;”→162</text:p>
          </table:table-cell>
          <table:table-cell table:number-columns-repeated="7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 ID. 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;”→132</text:p>
          </table:table-cell>
          <table:table-cell table:number-columns-repeated="140"/>
        </table:table-row>
        <table:table-row table:style-name="ro2">
          <table:table-cell table:number-columns-repeated="18"/>
          <table:table-cell table:style-name="ce2" office:value-type="string" calcext:value-type="string">
            <text:p>Metodo</text:p>
          </table:table-cell>
          <table:table-cell table:style-name="ce7" office:value-type="string" calcext:value-type="string">
            <text:p>Tipo ID. "(" RegexListaParam ")" "{" RegexDeclaraVar ListaCmd Retorno "}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(”→108</text:p>
          </table:table-cell>
          <table:table-cell table:number-columns-repeated="140"/>
        </table:table-row>
        <table:table-row table:style-name="ro1">
          <table:table-cell table:number-columns-repeated="7"/>
          <table:table-cell table:style-name="ce1" office:value-type="float" office:value="162" calcext:value-type="float" table:number-columns-spanned="3" table:number-rows-spanned="1">
            <text:p>162</text:p>
          </table:table-cell>
          <table:covered-table-cell table:number-columns-repeated="2"/>
          <table:table-cell table:number-columns-repeated="10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</text:p>
          </table:table-cell>
          <table:table-cell table:style-name="ce7" office:value-type="string" calcext:value-type="string">
            <text:p>"print" "(" Expressao ")" ";".</text:p>
          </table:table-cell>
          <table:table-cell office:value-type="string" calcext:value-type="string">
            <text:p>$</text:p>
          </table:table-cell>
          <table:table-cell table:number-columns-repeated="10"/>
          <table:table-cell table:style-name="Default"/>
          <table:table-cell table:number-columns-repeated="141"/>
        </table:table-row>
        <table:table-row table:style-name="ro1">
          <table:table-cell table:number-columns-repeated="18"/>
          <table:table-cell table:style-name="ce1" office:value-type="float" office:value="132" calcext:value-type="float" table:number-columns-spanned="3" table:number-rows-spanned="1">
            <text:p>132</text:p>
          </table:table-cell>
          <table:covered-table-cell table:number-columns-repeated="2"/>
          <table:table-cell table:number-columns-repeated="141"/>
        </table:table-row>
        <table:table-row table:style-name="ro2">
          <table:table-cell table:number-columns-repeated="7"/>
          <table:table-cell table:style-name="ce1" office:value-type="float" office:value="163" calcext:value-type="float" table:number-columns-spanned="3" table:number-rows-spanned="1">
            <text:p>163</text:p>
          </table:table-cell>
          <table:covered-table-cell table:number-columns-repeated="2"/>
          <table:table-cell table:number-columns-repeated="8"/>
          <table:table-cell table:style-name="ce2" office:value-type="string" calcext:value-type="string">
            <text:p>DeclaracaoVar</text:p>
          </table:table-cell>
          <table:table-cell table:style-name="ce7" office:value-type="string" calcext:value-type="string">
            <text:p>Tipo ID ";" .</text:p>
          </table:table-cell>
          <table:table-cell office:value-type="string" calcext:value-type="string">
            <text:p>$</text:p>
          </table:table-cell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"println". "(" Expressao ")" 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(“→164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1">
          <table:table-cell table:number-columns-repeated="20"/>
          <table:table-cell table:style-name="Default"/>
          <table:table-cell table:number-columns-repeated="141"/>
        </table:table-row>
        <table:table-row table:style-name="ro1">
          <table:table-cell table:number-columns-repeated="7"/>
          <table:table-cell table:style-name="ce1" office:value-type="float" office:value="164" calcext:value-type="float" table:number-columns-spanned="3" table:number-rows-spanned="1">
            <text:p>164</text:p>
          </table:table-cell>
          <table:covered-table-cell table:number-columns-repeated="2"/>
          <table:table-cell table:number-columns-repeated="10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5" office:value-type="string" calcext:value-type="string">
            <text:p>CmdPrintln</text:p>
          </table:table-cell>
          <table:table-cell table:style-name="ce8" office:value-type="string" calcext:value-type="string">
            <text:p>"println" "(". Expressao ")" 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Expressao→165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ressao</text:p>
          </table:table-cell>
          <table:table-cell table:style-name="ce7" office:value-type="string" calcext:value-type="string">
            <text:p>.Exp1 Exp’ 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1</text:p>
          </table:table-cell>
          <table:table-cell table:style-name="ce11" office:value-type="string" calcext:value-type="string">
            <text:p>.Exp2 Exp1’ </text:p>
          </table:table-cell>
          <table:table-cell office:value-type="string" calcext:value-type="string">
            <text:p>&amp;&amp;, ||</text:p>
          </table:table-cell>
          <table:table-cell office:value-type="string" calcext:value-type="string">
            <text:p>Exp2→36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2</text:p>
          </table:table-cell>
          <table:table-cell table:style-name="ce7" office:value-type="string" calcext:value-type="string">
            <text:p>.Exp3 Exp2’ </text:p>
          </table:table-cell>
          <table:table-cell office:value-type="string" calcext:value-type="string">
            <text:p><text:s/>&lt;, &lt;=, &gt;, &gt;=, ==, !=, </text:p>
          </table:table-cell>
          <table:table-cell office:value-type="string" calcext:value-type="string">
            <text:p>Exp3→57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3</text:p>
          </table:table-cell>
          <table:table-cell table:style-name="ce7" office:value-type="string" calcext:value-type="string">
            <text:p>.Exp4 Exp3’</text:p>
          </table:table-cell>
          <table:table-cell office:value-type="string" calcext:value-type="string">
            <text:p><text:s/>+, -</text:p>
          </table:table-cell>
          <table:table-cell office:value-type="string" calcext:value-type="string">
            <text:p>Exp4→65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ID Exp4’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ID→73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Inteira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Inteira→84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Real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Real→85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ConstString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ConstString→86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tru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True→87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false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False→88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OpUnario Expressao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OpUnario→89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Exp4</text:p>
          </table:table-cell>
          <table:table-cell table:style-name="ce7" office:value-type="string" calcext:value-type="string">
            <text:p>."(" Expressao")" </text:p>
          </table:table-cell>
          <table:table-cell office:value-type="string" calcext:value-type="string">
            <text:p>*, /</text:p>
          </table:table-cell>
          <table:table-cell office:value-type="string" calcext:value-type="string">
            <text:p>“(”→75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-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-”→94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2">
          <table:table-cell table:number-columns-repeated="7"/>
          <table:table-cell table:style-name="ce2" office:value-type="string" calcext:value-type="string">
            <text:p>OpUnario</text:p>
          </table:table-cell>
          <table:table-cell table:style-name="ce7" office:value-type="string" calcext:value-type="string">
            <text:p>."!"</text:p>
          </table:table-cell>
          <table:table-cell table:style-name="Default" office:value-type="string" calcext:value-type="string">
            <text:p>ID, ConstInteira, ConstReal, ConstString, true, false, “-” (negação), “!”, (</text:p>
          </table:table-cell>
          <table:table-cell office:value-type="string" calcext:value-type="string">
            <text:p>“!”→95</text:p>
          </table:table-cell>
          <table:table-cell table:number-columns-repeated="9"/>
          <table:table-cell table:style-name="Default"/>
          <table:table-cell table:number-columns-repeated="141"/>
        </table:table-row>
        <table:table-row table:style-name="ro1">
          <table:table-cell table:number-columns-repeated="9"/>
          <table:table-cell table:style-name="Default"/>
          <table:table-cell table:number-columns-repeated="152"/>
        </table:table-row>
        <table:table-row table:style-name="ro1">
          <table:table-cell table:number-columns-repeated="7"/>
          <table:table-cell table:style-name="ce1" office:value-type="float" office:value="165" calcext:value-type="float" table:number-columns-spanned="3" table:number-rows-spanned="1">
            <text:p>165</text:p>
          </table:table-cell>
          <table:covered-table-cell table:number-columns-repeated="2"/>
          <table:table-cell table:number-columns-repeated="152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"println" "(" Expressao. ")" 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)”→166</text:p>
          </table:table-cell>
          <table:table-cell table:number-columns-repeated="151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66" calcext:value-type="float" table:number-columns-spanned="3" table:number-rows-spanned="1">
            <text:p>166</text:p>
          </table:table-cell>
          <table:covered-table-cell table:number-columns-repeated="2"/>
          <table:table-cell table:number-columns-repeated="152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"println" "(" Expressao ")" .";" 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“;”→128</text:p>
          </table:table-cell>
          <table:table-cell table:number-columns-repeated="151"/>
        </table:table-row>
        <table:table-row table:style-name="ro1">
          <table:table-cell table:number-columns-repeated="162"/>
        </table:table-row>
        <table:table-row table:style-name="ro1">
          <table:table-cell table:number-columns-repeated="7"/>
          <table:table-cell table:style-name="ce1" office:value-type="float" office:value="128" calcext:value-type="float" table:number-columns-spanned="3" table:number-rows-spanned="1">
            <text:p>128</text:p>
          </table:table-cell>
          <table:covered-table-cell table:number-columns-repeated="2"/>
          <table:table-cell table:number-columns-repeated="152"/>
        </table:table-row>
        <table:table-row table:style-name="ro2">
          <table:table-cell table:number-columns-repeated="7"/>
          <table:table-cell table:style-name="ce2" office:value-type="string" calcext:value-type="string">
            <text:p>CmdPrintln</text:p>
          </table:table-cell>
          <table:table-cell table:style-name="ce7" office:value-type="string" calcext:value-type="string">
            <text:p>"println" "(" Expressao ")" ";" .</text:p>
          </table:table-cell>
          <table:table-cell office:value-type="string" calcext:value-type="string">
            <text:p>$</text:p>
          </table:table-cell>
          <table:table-cell table:number-columns-repeated="152"/>
        </table:table-row>
        <table:table-row table:style-name="ro1" table:number-rows-repeated="4">
          <table:table-cell table:number-columns-repeated="162"/>
        </table:table-row>
        <table:table-row table:style-name="ro1" table:number-rows-repeated="1048350">
          <table:table-cell table:number-columns-repeated="162"/>
        </table:table-row>
        <table:table-row table:style-name="ro1">
          <table:table-cell table:number-columns-repeated="1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1:12:09.1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21:31.078000000</meta:creation-date>
    <dc:date>2019-05-26T15:51:00.333000000</dc:date>
    <meta:editing-duration>P2DT6H48M4S</meta:editing-duration>
    <meta:editing-cycles>15</meta:editing-cycles>
    <meta:generator>LibreOffice/6.1.3.2$Windows_X86_64 LibreOffice_project/86daf60bf00efa86ad547e59e09d6bb77c699acb</meta:generator>
    <meta:document-statistic meta:table-count="1" meta:cell-count="3001" meta:object-count="0"/>
  </office:meta>
</office:document-meta>
</file>